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 fo:language="en" fo:country="IN"/>
    </style:style>
    <style:style style:name="P4" style:parent-style-name="Standard" style:family="paragraph">
      <style:text-properties fo:font-weight="bold" style:font-weight-asian="bold" style:font-weight-complex="bold" fo:language="en" fo:country="IN"/>
    </style:style>
    <style:style style:name="T5" style:parent-style-name="Absatz-Standardschriftart" style:family="text">
      <style:text-properties fo:language="en" fo:country="IN"/>
    </style:style>
    <style:style style:name="P6" style:parent-style-name="Standard" style:list-style-name="LFO1" style:family="paragraph">
      <style:text-properties fo:language="en" fo:country="IN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>
      <style:text-properties fo:language="en" fo:country="IN"/>
    </style:style>
    <style:style style:name="T10" style:parent-style-name="Absatz-Standardschriftart" style:family="text">
      <style:text-properties fo:language="en" fo:country="IN"/>
    </style:style>
    <style:style style:name="T11" style:parent-style-name="Absatz-Standardschriftart" style:family="text">
      <style:text-properties fo:font-weight="bold" style:font-weight-asian="bold" style:font-weight-complex="bold" fo:language="en" fo:country="IN"/>
    </style:style>
    <style:style style:name="T12" style:parent-style-name="Absatz-Standardschriftart" style:family="text">
      <style:text-properties fo:language="en" fo:country="IN"/>
    </style:style>
    <style:style style:name="T13" style:parent-style-name="Absatz-Standardschriftart" style:family="text">
      <style:text-properties fo:font-weight="bold" style:font-weight-asian="bold" style:font-weight-complex="bold" fo:language="en" fo:country="IN"/>
    </style:style>
    <style:style style:name="T14" style:parent-style-name="Absatz-Standardschriftart" style:family="text">
      <style:text-properties fo:language="en" fo:country="IN"/>
    </style:style>
    <style:style style:name="P15" style:parent-style-name="Standard" style:list-style-name="LFO2" style:family="paragraph">
      <style:text-properties fo:language="en" fo:country="IN"/>
    </style:style>
    <style:style style:name="P16" style:parent-style-name="Standard" style:list-style-name="LFO2" style:family="paragraph">
      <style:text-properties fo:language="en" fo:country="IN"/>
    </style:style>
    <style:style style:name="P17" style:parent-style-name="Standard" style:list-style-name="LFO2" style:family="paragraph">
      <style:text-properties fo:language="en" fo:country="IN"/>
    </style:style>
    <style:style style:name="P18" style:parent-style-name="Standard" style:family="paragraph">
      <style:text-properties fo:font-weight="bold" style:font-weight-asian="bold" style:font-weight-complex="bold" fo:language="en" fo:country="IN"/>
    </style:style>
    <style:style style:name="P19" style:parent-style-name="Standard" style:family="paragraph">
      <style:text-properties fo:language="en" fo:country="IN"/>
    </style:style>
    <style:style style:name="P20" style:parent-style-name="Standard" style:family="paragraph">
      <style:text-properties fo:language="en" fo:country="IN"/>
    </style:style>
    <style:style style:name="T21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22" style:parent-style-name="Absatz-Standardschriftart" style:family="text">
      <style:text-properties style:font-name="Aptos" style:font-name-complex="Aptos" fo:language="en" fo:country="IN"/>
    </style:style>
    <style:style style:name="T23" style:parent-style-name="Absatz-Standardschriftart" style:family="text">
      <style:text-properties fo:language="en" fo:country="IN"/>
    </style:style>
    <style:style style:name="P24" style:parent-style-name="Standard" style:family="paragraph">
      <style:text-properties fo:language="en" fo:country="IN"/>
    </style:style>
    <style:style style:name="P25" style:parent-style-name="Standard" style:family="paragraph">
      <style:text-properties fo:language="en" fo:country="IN"/>
    </style:style>
    <style:style style:name="P26" style:parent-style-name="Standard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T28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29" style:parent-style-name="Absatz-Standardschriftart" style:family="text">
      <style:text-properties style:font-name="Aptos" style:font-name-complex="Aptos" fo:language="en" fo:country="IN"/>
    </style:style>
    <style:style style:name="T30" style:parent-style-name="Absatz-Standardschriftart" style:family="text">
      <style:text-properties fo:language="en" fo:country="IN"/>
    </style:style>
    <style:style style:name="P31" style:parent-style-name="Standard" style:family="paragraph">
      <style:text-properties fo:language="en" fo:country="IN"/>
    </style:style>
    <style:style style:name="P32" style:parent-style-name="Standard" style:family="paragraph">
      <style:text-properties fo:language="en" fo:country="IN"/>
    </style:style>
    <style:style style:name="P33" style:parent-style-name="Standard" style:family="paragraph">
      <style:text-properties fo:language="en" fo:country="IN"/>
    </style:style>
    <style:style style:name="P34" style:parent-style-name="Standard" style:family="paragraph">
      <style:text-properties fo:language="en" fo:country="IN"/>
    </style:style>
    <style:style style:name="T35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36" style:parent-style-name="Absatz-Standardschriftart" style:family="text">
      <style:text-properties style:font-name="Aptos" style:font-name-complex="Aptos" fo:language="en" fo:country="IN"/>
    </style:style>
    <style:style style:name="T37" style:parent-style-name="Absatz-Standardschriftart" style:family="text">
      <style:text-properties fo:language="en" fo:country="IN"/>
    </style:style>
    <style:style style:name="T38" style:parent-style-name="Absatz-Standardschriftart" style:family="text">
      <style:text-properties fo:language="en" fo:country="IN"/>
    </style:style>
    <style:style style:name="T39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40" style:parent-style-name="Absatz-Standardschriftart" style:family="text">
      <style:text-properties style:font-name="Aptos" style:font-name-complex="Aptos" fo:language="en" fo:country="IN"/>
    </style:style>
    <style:style style:name="T41" style:parent-style-name="Absatz-Standardschriftart" style:family="text">
      <style:text-properties fo:language="en" fo:country="IN"/>
    </style:style>
    <style:style style:name="P42" style:parent-style-name="Standard" style:family="paragraph">
      <style:text-properties fo:language="en" fo:country="IN"/>
    </style:style>
    <style:style style:name="P43" style:parent-style-name="Standard" style:family="paragraph">
      <style:text-properties fo:language="en" fo:country="IN"/>
    </style:style>
    <style:style style:name="P44" style:parent-style-name="Standard" style:family="paragraph">
      <style:text-properties fo:language="en" fo:country="IN"/>
    </style:style>
    <style:style style:name="P45" style:parent-style-name="Standard" style:family="paragraph">
      <style:text-properties fo:language="en" fo:country="IN"/>
    </style:style>
    <style:style style:name="P46" style:parent-style-name="Standard" style:family="paragraph">
      <style:text-properties fo:language="en" fo:country="IN"/>
    </style:style>
    <style:style style:name="P47" style:parent-style-name="Standard" style:family="paragraph">
      <style:text-properties fo:language="en" fo:country="IN"/>
    </style:style>
    <style:style style:name="P48" style:parent-style-name="Standard" style:family="paragraph">
      <style:text-properties fo:language="en" fo:country="IN"/>
    </style:style>
    <style:style style:name="T49" style:parent-style-name="Absatz-Standardschriftart" style:family="text">
      <style:text-properties fo:language="en" fo:country="IN"/>
    </style:style>
    <style:style style:name="T50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51" style:parent-style-name="Absatz-Standardschriftart" style:family="text">
      <style:text-properties style:font-name="Aptos" style:font-name-complex="Aptos" fo:language="en" fo:country="IN"/>
    </style:style>
    <style:style style:name="T52" style:parent-style-name="Absatz-Standardschriftart" style:family="text">
      <style:text-properties fo:language="en" fo:country="IN"/>
    </style:style>
    <style:style style:name="P53" style:parent-style-name="Standard" style:family="paragraph">
      <style:text-properties fo:language="en" fo:country="IN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list-style-name="LFO3" style:family="paragraph"/>
    <style:style style:name="P57" style:parent-style-name="Standard" style:list-style-name="LFO3" style:family="paragraph"/>
    <style:style style:name="P58" style:parent-style-name="Standard" style:list-style-name="LFO3" style:family="paragraph"/>
    <style:style style:name="P59" style:parent-style-name="Standard" style:list-style-name="LFO3" style:family="paragraph"/>
    <style:style style:name="P60" style:parent-style-name="Standard" style:list-style-name="LFO3" style:family="paragraph"/>
    <style:style style:name="P61" style:parent-style-name="Standard" style:list-style-name="LFO3" style:family="paragraph">
      <style:text-properties fo:language="en" fo:country="IN"/>
    </style:style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list-style-name="LFO4" style:family="paragraph"/>
    <style:style style:name="P66" style:parent-style-name="Standard" style:list-style-name="LFO4" style:family="paragraph">
      <style:text-properties fo:language="en" fo:country="IN"/>
    </style:style>
    <style:style style:name="P67" style:parent-style-name="Standard" style:list-style-name="LFO4" style:family="paragraph"/>
    <style:style style:name="P68" style:parent-style-name="Standard" style:list-style-name="LFO4" style:family="paragraph">
      <style:text-properties fo:language="en" fo:country="IN"/>
    </style:style>
    <style:style style:name="P69" style:parent-style-name="Standard" style:list-style-name="LFO4" style:family="paragraph"/>
    <style:style style:name="T70" style:parent-style-name="Absatz-Standardschriftart" style:family="text">
      <style:text-properties fo:language="en" fo:country="IN"/>
    </style:style>
    <style:style style:name="T71" style:parent-style-name="Absatz-Standardschriftart" style:family="text">
      <style:text-properties fo:font-weight="bold" style:font-weight-asian="bold" style:font-weight-complex="bold" fo:language="en" fo:country="IN"/>
    </style:style>
    <style:style style:name="T72" style:parent-style-name="Absatz-Standardschriftart" style:family="text">
      <style:text-properties fo:language="en" fo:country="IN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list-style-name="LFO5" style:family="paragraph">
      <style:text-properties fo:language="en" fo:country="IN"/>
    </style:style>
    <style:style style:name="P75" style:parent-style-name="Standard" style:list-style-name="LFO5" style:family="paragraph"/>
    <style:style style:name="P76" style:parent-style-name="Standard" style:list-style-name="LFO5" style:family="paragraph"/>
    <style:style style:name="P77" style:parent-style-name="Standard" style:list-style-name="LFO5" style:family="paragraph">
      <style:text-properties fo:language="en" fo:country="IN"/>
    </style:style>
    <style:style style:name="P78" style:parent-style-name="Standard" style:list-style-name="LFO5" style:family="paragraph">
      <style:text-properties fo:language="en" fo:country="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list-style-name="LFO6" style:family="paragraph"/>
    <style:style style:name="P81" style:parent-style-name="Standard" style:list-style-name="LFO6" style:family="paragraph"/>
    <style:style style:name="P82" style:parent-style-name="Standard" style:list-style-name="LFO6" style:family="paragraph"/>
    <style:style style:name="P83" style:parent-style-name="Standard" style:list-style-name="LFO6" style:family="paragraph"/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list-style-name="LFO7" style:family="paragraph"/>
    <style:style style:name="P87" style:parent-style-name="Standard" style:list-style-name="LFO7" style:family="paragraph">
      <style:text-properties fo:language="en" fo:country="IN"/>
    </style:style>
    <style:style style:name="P88" style:parent-style-name="Standard" style:list-style-name="LFO7" style:family="paragraph">
      <style:text-properties fo:language="en" fo:country="IN"/>
    </style:style>
    <style:style style:name="P89" style:parent-style-name="Standard" style:list-style-name="LFO7" style:family="paragraph">
      <style:text-properties fo:language="en" fo:country="IN"/>
    </style:style>
    <style:style style:name="P90" style:parent-style-name="Standard" style:list-style-name="LFO7" style:family="paragraph">
      <style:text-properties fo:language="en" fo:country="IN"/>
    </style:style>
    <style:style style:name="P91" style:parent-style-name="Standard" style:list-style-name="LFO7" style:family="paragraph">
      <style:text-properties fo:language="en" fo:country="IN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list-style-name="LFO8" style:family="paragraph"/>
    <style:style style:name="T94" style:parent-style-name="Absatz-Standardschriftart" style:family="text">
      <style:text-properties fo:language="en" fo:country="IN"/>
    </style:style>
    <style:style style:name="T95" style:parent-style-name="Absatz-Standardschriftart" style:family="text">
      <style:text-properties fo:font-weight="bold" style:font-weight-asian="bold" style:font-weight-complex="bold" fo:language="en" fo:country="IN"/>
    </style:style>
    <style:style style:name="T96" style:parent-style-name="Absatz-Standardschriftart" style:family="text">
      <style:text-properties fo:language="en" fo:country="IN"/>
    </style:style>
    <style:style style:name="P97" style:parent-style-name="Standard" style:list-style-name="LFO8" style:family="paragraph"/>
    <style:style style:name="P98" style:parent-style-name="Standard" style:list-style-name="LFO8" style:family="paragraph"/>
    <style:style style:name="P99" style:parent-style-name="Standard" style:list-style-name="LFO8" style:family="paragraph">
      <style:text-properties fo:language="en" fo:country="IN"/>
    </style:style>
    <style:style style:name="P100" style:parent-style-name="Standard" style:list-style-name="LFO8" style:family="paragraph">
      <style:text-properties fo:language="en" fo:country="IN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list-style-name="LFO9" style:family="paragraph"/>
    <style:style style:name="T103" style:parent-style-name="Absatz-Standardschriftart" style:family="text">
      <style:text-properties fo:language="en" fo:country="IN"/>
    </style:style>
    <style:style style:name="T104" style:parent-style-name="Absatz-Standardschriftart" style:family="text">
      <style:text-properties fo:font-weight="bold" style:font-weight-asian="bold" style:font-weight-complex="bold" fo:language="en" fo:country="IN"/>
    </style:style>
    <style:style style:name="T105" style:parent-style-name="Absatz-Standardschriftart" style:family="text">
      <style:text-properties fo:language="en" fo:country="IN"/>
    </style:style>
    <style:style style:name="P106" style:parent-style-name="Standard" style:list-style-name="LFO9" style:family="paragraph"/>
    <style:style style:name="P107" style:parent-style-name="Standard" style:list-style-name="LFO9" style:family="paragraph">
      <style:text-properties fo:language="en" fo:country="IN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list-style-name="LFO10" style:family="paragraph"/>
    <style:style style:name="T111" style:parent-style-name="Absatz-Standardschriftart" style:family="text">
      <style:text-properties fo:font-weight="bold" style:font-weight-asian="bold" style:font-weight-complex="bold"/>
    </style:style>
    <style:style style:name="P112" style:parent-style-name="Standard" style:list-style-name="LFO10" style:family="paragraph"/>
    <style:style style:name="P113" style:parent-style-name="Standard" style:list-style-name="LFO10" style:family="paragraph"/>
    <style:style style:name="P114" style:parent-style-name="Standard" style:list-style-name="LFO10" style:family="paragraph"/>
    <style:style style:name="P115" style:parent-style-name="Standard" style:list-style-name="LFO10" style:family="paragraph">
      <style:text-properties fo:language="en" fo:country="IN"/>
    </style:style>
    <style:style style:name="P116" style:parent-style-name="Standard" style:list-style-name="LFO10" style:family="paragraph"/>
    <style:style style:name="P117" style:parent-style-name="Standard" style:list-style-name="LFO10" style:family="paragraph">
      <style:text-properties fo:language="en" fo:country="IN"/>
    </style:style>
    <style:style style:name="P118" style:parent-style-name="Standard" style:list-style-name="LFO10" style:family="paragraph"/>
    <style:style style:name="T119" style:parent-style-name="Absatz-Standardschriftart" style:family="text">
      <style:text-properties fo:font-weight="bold" style:font-weight-asian="bold" style:font-weight-complex="bold"/>
    </style:style>
    <style:style style:name="P120" style:parent-style-name="Standard" style:list-style-name="LFO10" style:family="paragraph"/>
    <style:style style:name="P121" style:parent-style-name="Standard" style:list-style-name="LFO10" style:family="paragraph"/>
    <style:style style:name="P122" style:parent-style-name="Standard" style:list-style-name="LFO10" style:family="paragraph">
      <style:text-properties fo:language="en" fo:country="IN"/>
    </style:style>
    <style:style style:name="P123" style:parent-style-name="Standard" style:list-style-name="LFO10" style:family="paragraph">
      <style:text-properties fo:language="en" fo:country="IN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list-style-name="LFO11" style:family="paragraph"/>
    <style:style style:name="T126" style:parent-style-name="Absatz-Standardschriftart" style:family="text">
      <style:text-properties fo:font-weight="bold" style:font-weight-asian="bold" style:font-weight-complex="bold"/>
    </style:style>
    <style:style style:name="P127" style:parent-style-name="Standard" style:list-style-name="LFO11" style:family="paragraph"/>
    <style:style style:name="T128" style:parent-style-name="Absatz-Standardschriftart" style:family="text">
      <style:text-properties fo:font-weight="bold" style:font-weight-asian="bold" style:font-weight-complex="bold"/>
    </style:style>
    <style:style style:name="P129" style:parent-style-name="Standard" style:list-style-name="LFO11" style:family="paragraph">
      <style:text-properties fo:language="en" fo:country="IN"/>
    </style:style>
    <style:style style:name="P130" style:parent-style-name="Standard" style:list-style-name="LFO11" style:family="paragraph">
      <style:text-properties fo:language="en" fo:country="IN"/>
    </style:style>
    <style:style style:name="P131" style:parent-style-name="Standard" style:list-style-name="LFO11" style:family="paragraph"/>
    <style:style style:name="T132" style:parent-style-name="Absatz-Standardschriftart" style:family="text">
      <style:text-properties fo:font-weight="bold" style:font-weight-asian="bold" style:font-weight-complex="bold"/>
    </style:style>
    <style:style style:name="P133" style:parent-style-name="Standard" style:list-style-name="LFO11" style:family="paragraph">
      <style:text-properties fo:language="en" fo:country="IN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list-style-name="LFO12" style:family="paragraph">
      <style:text-properties fo:language="en" fo:country="IN"/>
    </style:style>
    <style:style style:name="P136" style:parent-style-name="Standard" style:list-style-name="LFO12" style:family="paragraph">
      <style:text-properties fo:language="en" fo:country="IN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list-style-name="LFO13" style:family="paragraph"/>
    <style:style style:name="P139" style:parent-style-name="Standard" style:list-style-name="LFO13" style:family="paragraph"/>
    <style:style style:name="P140" style:parent-style-name="Standard" style:list-style-name="LFO13" style:family="paragraph"/>
    <style:style style:name="P141" style:parent-style-name="Standard" style:list-style-name="LFO13" style:family="paragraph"/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list-style-name="LFO14" style:family="paragraph">
      <style:text-properties fo:language="en" fo:country="IN"/>
    </style:style>
    <style:style style:name="P144" style:parent-style-name="Standard" style:list-style-name="LFO14" style:family="paragraph">
      <style:text-properties fo:language="en" fo:country="IN"/>
    </style:style>
    <style:style style:name="P145" style:parent-style-name="Standard" style:list-style-name="LFO14" style:family="paragraph">
      <style:text-properties fo:language="en" fo:country="IN"/>
    </style:style>
    <style:style style:name="T146" style:parent-style-name="Absatz-Standardschriftart" style:family="text">
      <style:text-properties style:font-name="Segoe UI Emoji" style:font-name-complex="Segoe UI Emoji" fo:language="en" fo:country="IN"/>
    </style:style>
    <style:style style:name="T147" style:parent-style-name="Absatz-Standardschriftart" style:family="text">
      <style:text-properties fo:language="en" fo:country="IN"/>
    </style:style>
    <style:style style:name="T148" style:parent-style-name="Absatz-Standardschriftart" style:family="text">
      <style:text-properties fo:font-weight="bold" style:font-weight-asian="bold" style:font-weight-complex="bold" fo:language="en" fo:country="IN"/>
    </style:style>
    <style:style style:name="T149" style:parent-style-name="Absatz-Standardschriftart" style:family="text">
      <style:text-properties fo:language="en" fo:country="IN"/>
    </style:style>
    <style:style style:name="T150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151" style:parent-style-name="Absatz-Standardschriftart" style:family="text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 fo:language="en" fo:country="IN"/>
    </style:style>
    <style:style style:name="P153" style:parent-style-name="Standard" style:family="paragraph">
      <style:text-properties fo:language="en" fo:country="IN"/>
    </style:style>
    <style:style style:name="P154" style:parent-style-name="Standard" style:family="paragraph">
      <style:text-properties fo:language="en" fo:country="IN"/>
    </style:style>
    <style:style style:name="P155" style:parent-style-name="Standard" style:family="paragraph">
      <style:text-properties fo:language="en" fo:country="IN"/>
    </style:style>
    <style:style style:name="P156" style:parent-style-name="Standard" style:family="paragraph">
      <style:text-properties fo:language="en" fo:country="IN"/>
    </style:style>
    <style:style style:name="P157" style:parent-style-name="Standard" style:family="paragraph">
      <style:text-properties fo:language="en" fo:country="IN"/>
    </style:style>
    <style:style style:name="P158" style:parent-style-name="Standard" style:family="paragraph">
      <style:text-properties fo:language="en" fo:country="IN"/>
    </style:style>
    <style:style style:name="P159" style:parent-style-name="Standard" style:family="paragraph">
      <style:text-properties fo:language="en" fo:country="IN"/>
    </style:style>
    <style:style style:name="P160" style:parent-style-name="Standard" style:family="paragraph">
      <style:text-properties fo:language="en" fo:country="IN"/>
    </style:style>
    <style:style style:name="P161" style:parent-style-name="Standard" style:family="paragraph">
      <style:text-properties fo:language="en" fo:country="IN"/>
    </style:style>
    <style:style style:name="P162" style:parent-style-name="Standard" style:family="paragraph">
      <style:text-properties fo:language="en" fo:country="IN"/>
    </style:style>
    <style:style style:name="P163" style:parent-style-name="Standard" style:family="paragraph">
      <style:text-properties fo:language="en" fo:country="IN"/>
    </style:style>
    <style:style style:name="P164" style:parent-style-name="Standard" style:family="paragraph">
      <style:text-properties fo:language="en" fo:country="IN"/>
    </style:style>
    <style:style style:name="P165" style:parent-style-name="Standard" style:family="paragraph">
      <style:text-properties fo:language="en" fo:country="IN"/>
    </style:style>
    <style:style style:name="T166" style:parent-style-name="Absatz-Standardschriftart" style:family="text">
      <style:text-properties style:font-name="Segoe UI Emoji" style:font-name-complex="Segoe UI Emoji" fo:language="en" fo:country="IN"/>
    </style:style>
    <style:style style:name="T167" style:parent-style-name="Absatz-Standardschriftart" style:family="text">
      <style:text-properties style:font-name="Segoe UI Emoji" style:font-name-complex="Segoe UI Emoji"/>
    </style:style>
    <style:style style:name="T168" style:parent-style-name="Absatz-Standardschriftart" style:family="text">
      <style:text-properties fo:language="en" fo:country="IN"/>
    </style:style>
    <style:style style:name="T169" style:parent-style-name="Absatz-Standardschriftart" style:family="text">
      <style:text-properties fo:font-weight="bold" style:font-weight-asian="bold" style:font-weight-complex="bold" fo:language="en" fo:country="IN"/>
    </style:style>
    <style:style style:name="T170" style:parent-style-name="Absatz-Standardschriftart" style:family="text">
      <style:text-properties fo:language="en" fo:country="IN"/>
    </style:style>
    <style:style style:name="P171" style:parent-style-name="Standard" style:family="paragraph">
      <style:text-properties fo:font-weight="bold" style:font-weight-asian="bold" style:font-weight-complex="bold" fo:language="en" fo:country="IN"/>
    </style:style>
    <style:style style:name="P172" style:parent-style-name="Standard" style:family="paragraph">
      <style:text-properties fo:language="en" fo:country="IN"/>
    </style:style>
    <style:style style:name="P173" style:parent-style-name="Standard" style:family="paragraph">
      <style:text-properties fo:language="en" fo:country="IN"/>
    </style:style>
    <style:style style:name="P174" style:parent-style-name="Standard" style:family="paragraph">
      <style:text-properties fo:language="en" fo:country="IN"/>
    </style:style>
    <style:style style:name="P175" style:parent-style-name="Standard" style:family="paragraph">
      <style:text-properties fo:language="en" fo:country="IN"/>
    </style:style>
    <style:style style:name="P176" style:parent-style-name="Standard" style:family="paragraph">
      <style:text-properties fo:language="en" fo:country="IN"/>
    </style:style>
    <style:style style:name="P177" style:parent-style-name="Standard" style:family="paragraph">
      <style:text-properties fo:language="en" fo:country="IN"/>
    </style:style>
    <style:style style:name="P178" style:parent-style-name="Standard" style:family="paragraph">
      <style:text-properties fo:language="en" fo:country="IN"/>
    </style:style>
    <style:style style:name="P179" style:parent-style-name="Standard" style:family="paragraph">
      <style:text-properties fo:language="en" fo:country="IN"/>
    </style:style>
    <style:style style:name="P180" style:parent-style-name="Standard" style:family="paragraph">
      <style:text-properties fo:language="en" fo:country="IN"/>
    </style:style>
    <style:style style:name="P181" style:parent-style-name="Standard" style:family="paragraph">
      <style:text-properties fo:language="en" fo:country="IN"/>
    </style:style>
    <style:style style:name="P182" style:parent-style-name="Standard" style:family="paragraph">
      <style:text-properties fo:language="en" fo:country="IN"/>
    </style:style>
    <style:style style:name="T183" style:parent-style-name="Absatz-Standardschriftart" style:family="text">
      <style:text-properties style:font-name="Segoe UI Emoji" style:font-name-complex="Segoe UI Emoji" fo:language="en" fo:country="IN"/>
    </style:style>
    <style:style style:name="T184" style:parent-style-name="Absatz-Standardschriftart" style:family="text">
      <style:text-properties style:font-name="Segoe UI Emoji" style:font-name-complex="Segoe UI Emoji"/>
    </style:style>
    <style:style style:name="T185" style:parent-style-name="Absatz-Standardschriftart" style:family="text">
      <style:text-properties fo:language="en" fo:country="IN"/>
    </style:style>
    <style:style style:name="T186" style:parent-style-name="Absatz-Standardschriftart" style:family="text">
      <style:text-properties fo:font-weight="bold" style:font-weight-asian="bold" style:font-weight-complex="bold" fo:language="en" fo:country="IN"/>
    </style:style>
    <style:style style:name="T187" style:parent-style-name="Absatz-Standardschriftart" style:family="text">
      <style:text-properties fo:language="en" fo:country="IN"/>
    </style:style>
    <style:style style:name="P188" style:parent-style-name="Standard" style:family="paragraph">
      <style:text-properties fo:font-weight="bold" style:font-weight-asian="bold" style:font-weight-complex="bold" fo:language="en" fo:country="IN"/>
    </style:style>
    <style:style style:name="P189" style:parent-style-name="Standard" style:family="paragraph">
      <style:text-properties fo:language="en" fo:country="IN"/>
    </style:style>
    <style:style style:name="P190" style:parent-style-name="Standard" style:family="paragraph">
      <style:text-properties fo:language="en" fo:country="IN"/>
    </style:style>
    <style:style style:name="P191" style:parent-style-name="Standard" style:family="paragraph">
      <style:text-properties fo:language="en" fo:country="IN"/>
    </style:style>
    <style:style style:name="P192" style:parent-style-name="Standard" style:family="paragraph">
      <style:text-properties fo:language="en" fo:country="IN"/>
    </style:style>
    <style:style style:name="P193" style:parent-style-name="Standard" style:family="paragraph">
      <style:text-properties fo:language="en" fo:country="IN"/>
    </style:style>
    <style:style style:name="P194" style:parent-style-name="Standard" style:family="paragraph">
      <style:text-properties fo:language="en" fo:country="IN"/>
    </style:style>
    <style:style style:name="P195" style:parent-style-name="Standard" style:family="paragraph">
      <style:text-properties fo:language="en" fo:country="IN"/>
    </style:style>
    <style:style style:name="P196" style:parent-style-name="Standard" style:family="paragraph">
      <style:text-properties fo:language="en" fo:country="IN"/>
    </style:style>
    <style:style style:name="T197" style:parent-style-name="Absatz-Standardschriftart" style:family="text">
      <style:text-properties style:font-name="Segoe UI Emoji" style:font-name-complex="Segoe UI Emoji" fo:language="en" fo:country="IN"/>
    </style:style>
    <style:style style:name="T198" style:parent-style-name="Absatz-Standardschriftart" style:family="text">
      <style:text-properties style:font-name="Segoe UI Emoji" style:font-name-complex="Segoe UI Emoji"/>
    </style:style>
    <style:style style:name="T199" style:parent-style-name="Absatz-Standardschriftart" style:family="text">
      <style:text-properties fo:language="en" fo:country="IN"/>
    </style:style>
    <style:style style:name="T200" style:parent-style-name="Absatz-Standardschriftart" style:family="text">
      <style:text-properties fo:font-weight="bold" style:font-weight-asian="bold" style:font-weight-complex="bold" fo:language="en" fo:country="IN"/>
    </style:style>
    <style:style style:name="T201" style:parent-style-name="Absatz-Standardschriftart" style:family="text">
      <style:text-properties fo:language="en" fo:country="IN"/>
    </style:style>
    <style:style style:name="T20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03" style:parent-style-name="Absatz-Standardschriftart" style:family="text">
      <style:text-properties fo:font-weight="bold" style:font-weight-asian="bold" style:font-weight-complex="bold"/>
    </style:style>
    <style:style style:name="P204" style:parent-style-name="Standard" style:list-style-name="LFO15" style:family="paragraph"/>
    <style:style style:name="T205" style:parent-style-name="Absatz-Standardschriftart" style:family="text">
      <style:text-properties fo:font-weight="bold" style:font-weight-asian="bold" style:font-weight-complex="bold" fo:language="en" fo:country="IN"/>
    </style:style>
    <style:style style:name="T206" style:parent-style-name="Absatz-Standardschriftart" style:family="text">
      <style:text-properties fo:language="en" fo:country="IN"/>
    </style:style>
    <style:style style:name="P207" style:parent-style-name="Standard" style:list-style-name="LFO15" style:family="paragraph"/>
    <style:style style:name="T208" style:parent-style-name="Absatz-Standardschriftart" style:family="text">
      <style:text-properties fo:font-weight="bold" style:font-weight-asian="bold" style:font-weight-complex="bold" fo:language="en" fo:country="IN"/>
    </style:style>
    <style:style style:name="T209" style:parent-style-name="Absatz-Standardschriftart" style:family="text">
      <style:text-properties fo:language="en" fo:country="IN"/>
    </style:style>
    <style:style style:name="P210" style:parent-style-name="Standard" style:list-style-name="LFO15" style:family="paragraph"/>
    <style:style style:name="T211" style:parent-style-name="Absatz-Standardschriftart" style:family="text">
      <style:text-properties fo:font-weight="bold" style:font-weight-asian="bold" style:font-weight-complex="bold" fo:language="en" fo:country="IN"/>
    </style:style>
    <style:style style:name="T212" style:parent-style-name="Absatz-Standardschriftart" style:family="text">
      <style:text-properties fo:language="en" fo:country="IN"/>
    </style:style>
    <style:style style:name="P213" style:parent-style-name="Standard" style:list-style-name="LFO15" style:family="paragraph"/>
    <style:style style:name="T214" style:parent-style-name="Absatz-Standardschriftart" style:family="text">
      <style:text-properties fo:language="en" fo:country="IN"/>
    </style:style>
    <style:style style:name="T215" style:parent-style-name="Absatz-Standardschriftart" style:family="text">
      <style:text-properties fo:font-weight="bold" style:font-weight-asian="bold" style:font-weight-complex="bold" fo:language="en" fo:country="IN"/>
    </style:style>
    <style:style style:name="T216" style:parent-style-name="Absatz-Standardschriftart" style:family="text">
      <style:text-properties fo:language="en" fo:country="IN"/>
    </style:style>
    <style:style style:name="T217" style:parent-style-name="Absatz-Standardschriftart" style:family="text">
      <style:text-properties style:font-name="Segoe UI Symbol" style:font-name-complex="Segoe UI Symbol" fo:font-weight="bold" style:font-weight-asian="bold" style:font-weight-complex="bold"/>
    </style:style>
    <style:style style:name="T218" style:parent-style-name="Absatz-Standardschriftart" style:family="text">
      <style:text-properties fo:font-weight="bold" style:font-weight-asian="bold" style:font-weight-complex="bold"/>
    </style:style>
    <style:style style:name="T219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20" style:parent-style-name="Absatz-Standardschriftart" style:family="text">
      <style:text-properties fo:font-weight="bold" style:font-weight-asian="bold" style:font-weight-complex="bold"/>
    </style:style>
    <style:style style:name="P221" style:parent-style-name="Standard" style:list-style-name="LFO16" style:family="paragraph">
      <style:text-properties fo:language="en" fo:country="IN"/>
    </style:style>
    <style:style style:name="P222" style:parent-style-name="Standard" style:list-style-name="LFO16" style:family="paragraph"/>
    <style:style style:name="P223" style:parent-style-name="Standard" style:list-style-name="LFO16" style:family="paragraph"/>
    <style:style style:name="P224" style:parent-style-name="Standard" style:list-style-name="LFO16" style:family="paragraph"/>
    <style:style style:name="P225" style:parent-style-name="Standard" style:list-style-name="LFO16" style:family="paragraph"/>
    <style:style style:name="P226" style:parent-style-name="Standard" style:list-style-name="LFO16" style:family="paragraph">
      <style:text-properties fo:language="en" fo:country="IN"/>
    </style:style>
    <style:style style:name="P227" style:parent-style-name="Standard" style:list-style-name="LFO16" style:family="paragraph"/>
    <style:style style:name="P228" style:parent-style-name="Standard" style:list-style-name="LFO16" style:family="paragraph">
      <style:text-properties fo:language="en" fo:country="IN"/>
    </style:style>
    <style:style style:name="P229" style:parent-style-name="Standard" style:list-style-name="LFO16" style:family="paragraph">
      <style:text-properties fo:language="en" fo:country="IN"/>
    </style:style>
    <style:style style:name="P230" style:parent-style-name="Standard" style:list-style-name="LFO16" style:family="paragraph"/>
    <style:style style:name="P231" style:parent-style-name="Standard" style:list-style-name="LFO16" style:family="paragraph">
      <style:paragraph-properties>
        <style:tab-stops/>
      </style:paragraph-properties>
    </style:style>
    <style:style style:name="P232" style:parent-style-name="Standard" style:list-style-name="LFO16" style:family="paragraph">
      <style:paragraph-properties>
        <style:tab-stops/>
      </style:paragraph-properties>
    </style:style>
    <style:style style:name="P233" style:parent-style-name="Standard" style:list-style-name="LFO16" style:family="paragraph">
      <style:paragraph-properties>
        <style:tab-stops/>
      </style:paragraph-properties>
    </style:style>
    <style:style style:name="P234" style:parent-style-name="Standard" style:list-style-name="LFO16" style:family="paragraph">
      <style:paragraph-properties>
        <style:tab-stops/>
      </style:paragraph-properties>
    </style:style>
    <style:style style:name="P235" style:parent-style-name="Standard" style:list-style-name="LFO16" style:family="paragraph">
      <style:paragraph-properties>
        <style:tab-stops/>
      </style:paragraph-properties>
    </style:style>
    <style:style style:name="T236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37" style:parent-style-name="Absatz-Standardschriftart" style:family="text">
      <style:text-properties fo:font-weight="bold" style:font-weight-asian="bold" style:font-weight-complex="bold"/>
    </style:style>
    <style:style style:name="P238" style:parent-style-name="Standard" style:list-style-name="LFO17" style:family="paragraph">
      <style:text-properties fo:language="en" fo:country="IN"/>
    </style:style>
    <style:style style:name="P239" style:parent-style-name="Standard" style:list-style-name="LFO17" style:family="paragraph"/>
    <style:style style:name="P240" style:parent-style-name="Standard" style:list-style-name="LFO17" style:family="paragraph">
      <style:text-properties fo:language="en" fo:country="IN"/>
    </style:style>
    <style:style style:name="P241" style:parent-style-name="Standard" style:list-style-name="LFO17" style:family="paragraph"/>
    <style:style style:name="P242" style:parent-style-name="Standard" style:list-style-name="LFO17" style:family="paragraph"/>
    <style:style style:name="P243" style:parent-style-name="Standard" style:list-style-name="LFO17" style:family="paragraph"/>
    <style:style style:name="T244" style:parent-style-name="Absatz-Standardschriftart" style:family="text">
      <style:text-properties style:font-name="Segoe UI Emoji" style:font-name-complex="Segoe UI Emoji"/>
    </style:style>
    <style:style style:name="T245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46" style:parent-style-name="Absatz-Standardschriftart" style:family="text">
      <style:text-properties fo:font-weight="bold" style:font-weight-asian="bold" style:font-weight-complex="bold"/>
    </style:style>
    <style:style style:name="P247" style:parent-style-name="Standard" style:list-style-name="LFO18" style:family="paragraph">
      <style:text-properties fo:language="en" fo:country="IN"/>
    </style:style>
    <style:style style:name="P248" style:parent-style-name="Standard" style:list-style-name="LFO18" style:family="paragraph"/>
    <style:style style:name="P249" style:parent-style-name="Standard" style:list-style-name="LFO18" style:family="paragraph">
      <style:text-properties fo:language="en" fo:country="IN"/>
    </style:style>
    <style:style style:name="P250" style:parent-style-name="Standard" style:list-style-name="LFO18" style:family="paragraph">
      <style:text-properties fo:language="en" fo:country="IN"/>
    </style:style>
    <style:style style:name="P251" style:parent-style-name="Standard" style:list-style-name="LFO18" style:family="paragraph"/>
    <style:style style:name="T252" style:parent-style-name="Absatz-Standardschriftart" style:family="text">
      <style:text-properties fo:language="en" fo:country="IN"/>
    </style:style>
    <style:style style:name="T253" style:parent-style-name="Absatz-Standardschriftart" style:family="text">
      <style:text-properties fo:font-weight="bold" style:font-weight-asian="bold" style:font-weight-complex="bold" fo:language="en" fo:country="IN"/>
    </style:style>
    <style:style style:name="T254" style:parent-style-name="Absatz-Standardschriftart" style:family="text">
      <style:text-properties fo:language="en" fo:country="IN"/>
    </style:style>
    <style:style style:name="T255" style:parent-style-name="Absatz-Standardschriftart" style:family="text">
      <style:text-properties style:font-name="Segoe UI Emoji" style:font-name-complex="Segoe UI Emoji"/>
    </style:style>
    <style:style style:name="T256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57" style:parent-style-name="Absatz-Standardschriftart" style:family="text">
      <style:text-properties fo:font-weight="bold" style:font-weight-asian="bold" style:font-weight-complex="bold"/>
    </style:style>
    <style:style style:name="P258" style:parent-style-name="Standard" style:list-style-name="LFO19" style:family="paragraph">
      <style:text-properties fo:language="en" fo:country="IN"/>
    </style:style>
    <style:style style:name="P259" style:parent-style-name="Standard" style:list-style-name="LFO19" style:family="paragraph"/>
    <style:style style:name="P260" style:parent-style-name="Standard" style:list-style-name="LFO19" style:family="paragraph"/>
    <style:style style:name="P261" style:parent-style-name="Standard" style:list-style-name="LFO19" style:family="paragraph"/>
    <style:style style:name="P262" style:parent-style-name="Standard" style:list-style-name="LFO19" style:family="paragraph">
      <style:text-properties fo:language="en" fo:country="IN"/>
    </style:style>
    <style:style style:name="T263" style:parent-style-name="Absatz-Standardschriftart" style:family="text">
      <style:text-properties style:font-name="Segoe UI Emoji" style:font-name-complex="Segoe UI Emoji"/>
    </style:style>
    <style:style style:name="T264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65" style:parent-style-name="Absatz-Standardschriftart" style:family="text">
      <style:text-properties fo:font-weight="bold" style:font-weight-asian="bold" style:font-weight-complex="bold"/>
    </style:style>
    <style:style style:name="P266" style:parent-style-name="Standard" style:list-style-name="LFO20" style:family="paragraph">
      <style:text-properties fo:language="en" fo:country="IN"/>
    </style:style>
    <style:style style:name="P267" style:parent-style-name="Standard" style:list-style-name="LFO20" style:family="paragraph"/>
    <style:style style:name="P268" style:parent-style-name="Standard" style:list-style-name="LFO20" style:family="paragraph"/>
    <style:style style:name="P269" style:parent-style-name="Standard" style:list-style-name="LFO20" style:family="paragraph">
      <style:text-properties fo:language="en" fo:country="IN"/>
    </style:style>
    <style:style style:name="P270" style:parent-style-name="Standard" style:list-style-name="LFO20" style:family="paragraph">
      <style:text-properties fo:language="en" fo:country="IN"/>
    </style:style>
    <style:style style:name="T271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72" style:parent-style-name="Absatz-Standardschriftart" style:family="text">
      <style:text-properties fo:font-weight="bold" style:font-weight-asian="bold" style:font-weight-complex="bold"/>
    </style:style>
    <style:style style:name="P273" style:parent-style-name="Standard" style:list-style-name="LFO21" style:family="paragraph"/>
    <style:style style:name="P274" style:parent-style-name="Standard" style:list-style-name="LFO21" style:family="paragraph"/>
    <style:style style:name="T275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76" style:parent-style-name="Absatz-Standardschriftart" style:family="text">
      <style:text-properties fo:font-weight="bold" style:font-weight-asian="bold" style:font-weight-complex="bold"/>
    </style:style>
    <style:style style:name="T277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78" style:parent-style-name="Absatz-Standardschriftart" style:family="text">
      <style:text-properties fo:font-weight="bold" style:font-weight-asian="bold" style:font-weight-complex="bold"/>
    </style:style>
    <style:style style:name="P279" style:parent-style-name="Standard" style:list-style-name="LFO22" style:family="paragraph">
      <style:text-properties fo:language="en" fo:country="IN"/>
    </style:style>
    <style:style style:name="P280" style:parent-style-name="Standard" style:list-style-name="LFO22" style:family="paragraph"/>
    <style:style style:name="P281" style:parent-style-name="Standard" style:list-style-name="LFO22" style:family="paragraph"/>
    <style:style style:name="T28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83" style:parent-style-name="Absatz-Standardschriftart" style:family="text">
      <style:text-properties fo:font-weight="bold" style:font-weight-asian="bold" style:font-weight-complex="bold"/>
    </style:style>
    <style:style style:name="P284" style:parent-style-name="Standard" style:list-style-name="LFO23" style:family="paragraph"/>
    <style:style style:name="P285" style:parent-style-name="Standard" style:list-style-name="LFO23" style:family="paragraph"/>
    <style:style style:name="P286" style:parent-style-name="Standard" style:list-style-name="LFO23" style:family="paragraph"/>
    <style:style style:name="P287" style:parent-style-name="Standard" style:list-style-name="LFO23" style:family="paragraph">
      <style:text-properties fo:language="en" fo:country="IN"/>
    </style:style>
    <style:style style:name="P288" style:parent-style-name="Standard" style:list-style-name="LFO23" style:family="paragraph"/>
    <style:style style:name="P289" style:parent-style-name="Standard" style:list-style-name="LFO23" style:family="paragraph"/>
    <style:style style:name="T290" style:parent-style-name="Absatz-Standardschriftart" style:family="text">
      <style:text-properties style:font-name="Segoe UI Emoji" style:font-name-complex="Segoe UI Emoji" fo:language="en" fo:country="IN"/>
    </style:style>
    <style:style style:name="T291" style:parent-style-name="Absatz-Standardschriftart" style:family="text">
      <style:text-properties style:font-name="Segoe UI Emoji" style:font-name-complex="Segoe UI Emoji"/>
    </style:style>
    <style:style style:name="T292" style:parent-style-name="Absatz-Standardschriftart" style:family="text">
      <style:text-properties fo:language="en" fo:country="IN"/>
    </style:style>
    <style:style style:name="T293" style:parent-style-name="Absatz-Standardschriftart" style:family="text">
      <style:text-properties fo:font-weight="bold" style:font-weight-asian="bold" style:font-weight-complex="bold" fo:language="en" fo:country="IN"/>
    </style:style>
    <style:style style:name="T294" style:parent-style-name="Absatz-Standardschriftart" style:family="text">
      <style:text-properties fo:language="en" fo:country="IN"/>
    </style:style>
    <style:style style:name="T295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296" style:parent-style-name="Absatz-Standardschriftart" style:family="text">
      <style:text-properties fo:font-weight="bold" style:font-weight-asian="bold" style:font-weight-complex="bold"/>
    </style:style>
    <style:style style:name="P297" style:parent-style-name="Standard" style:list-style-name="LFO24" style:family="paragraph">
      <style:text-properties fo:language="en" fo:country="IN"/>
    </style:style>
    <style:style style:name="P298" style:parent-style-name="Standard" style:list-style-name="LFO24" style:family="paragraph">
      <style:text-properties fo:language="en" fo:country="IN"/>
    </style:style>
    <style:style style:name="T299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00" style:parent-style-name="Absatz-Standardschriftart" style:family="text">
      <style:text-properties fo:font-weight="bold" style:font-weight-asian="bold" style:font-weight-complex="bold"/>
    </style:style>
    <style:style style:name="P301" style:parent-style-name="Standard" style:list-style-name="LFO25" style:family="paragraph"/>
    <style:style style:name="T302" style:parent-style-name="Absatz-Standardschriftart" style:family="text">
      <style:text-properties fo:language="en" fo:country="IN"/>
    </style:style>
    <style:style style:name="T303" style:parent-style-name="Absatz-Standardschriftart" style:family="text">
      <style:text-properties fo:font-weight="bold" style:font-weight-asian="bold" style:font-weight-complex="bold" fo:language="en" fo:country="IN"/>
    </style:style>
    <style:style style:name="P304" style:parent-style-name="Standard" style:list-style-name="LFO25" style:family="paragraph"/>
    <style:style style:name="P305" style:parent-style-name="Standard" style:list-style-name="LFO25" style:family="paragraph"/>
    <style:style style:name="P306" style:parent-style-name="Standard" style:list-style-name="LFO25" style:family="paragraph"/>
    <style:style style:name="T307" style:parent-style-name="Absatz-Standardschriftart" style:family="text">
      <style:text-properties fo:language="en" fo:country="IN"/>
    </style:style>
    <style:style style:name="T308" style:parent-style-name="Absatz-Standardschriftart" style:family="text">
      <style:text-properties fo:font-weight="bold" style:font-weight-asian="bold" style:font-weight-complex="bold" fo:language="en" fo:country="IN"/>
    </style:style>
    <style:style style:name="T309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10" style:parent-style-name="Absatz-Standardschriftart" style:family="text">
      <style:text-properties fo:font-weight="bold" style:font-weight-asian="bold" style:font-weight-complex="bold" fo:language="en" fo:country="IN"/>
    </style:style>
    <style:style style:name="P311" style:parent-style-name="Standard" style:family="paragraph">
      <style:text-properties fo:language="en" fo:country="IN"/>
    </style:style>
    <style:style style:name="P312" style:parent-style-name="Standard" style:family="paragraph">
      <style:text-properties fo:language="en" fo:country="IN"/>
    </style:style>
    <style:style style:name="P313" style:parent-style-name="Standard" style:family="paragraph">
      <style:text-properties fo:language="en" fo:country="IN"/>
    </style:style>
    <style:style style:name="T314" style:parent-style-name="Absatz-Standardschriftart" style:family="text">
      <style:text-properties fo:language="en" fo:country="IN"/>
    </style:style>
    <style:style style:name="T315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316" style:parent-style-name="Absatz-Standardschriftart" style:family="text">
      <style:text-properties style:font-name="Aptos" style:font-name-complex="Aptos" fo:language="en" fo:country="IN"/>
    </style:style>
    <style:style style:name="T317" style:parent-style-name="Absatz-Standardschriftart" style:family="text">
      <style:text-properties fo:language="en" fo:country="IN"/>
    </style:style>
    <style:style style:name="T318" style:parent-style-name="Absatz-Standardschriftart" style:family="text">
      <style:text-properties fo:language="en" fo:country="IN"/>
    </style:style>
    <style:style style:name="T319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320" style:parent-style-name="Absatz-Standardschriftart" style:family="text">
      <style:text-properties style:font-name="Aptos" style:font-name-complex="Aptos" fo:language="en" fo:country="IN"/>
    </style:style>
    <style:style style:name="T321" style:parent-style-name="Absatz-Standardschriftart" style:family="text">
      <style:text-properties fo:language="en" fo:country="IN"/>
    </style:style>
    <style:style style:name="T322" style:parent-style-name="Absatz-Standardschriftart" style:family="text">
      <style:text-properties fo:language="en" fo:country="IN"/>
    </style:style>
    <style:style style:name="T323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324" style:parent-style-name="Absatz-Standardschriftart" style:family="text">
      <style:text-properties style:font-name="Aptos" style:font-name-complex="Aptos" fo:language="en" fo:country="IN"/>
    </style:style>
    <style:style style:name="T325" style:parent-style-name="Absatz-Standardschriftart" style:family="text">
      <style:text-properties fo:language="en" fo:country="IN"/>
    </style:style>
    <style:style style:name="T326" style:parent-style-name="Absatz-Standardschriftart" style:family="text">
      <style:text-properties fo:language="en" fo:country="IN"/>
    </style:style>
    <style:style style:name="T327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328" style:parent-style-name="Absatz-Standardschriftart" style:family="text">
      <style:text-properties style:font-name="Aptos" style:font-name-complex="Aptos" fo:language="en" fo:country="IN"/>
    </style:style>
    <style:style style:name="T329" style:parent-style-name="Absatz-Standardschriftart" style:family="text">
      <style:text-properties fo:language="en" fo:country="IN"/>
    </style:style>
    <style:style style:name="P330" style:parent-style-name="Standard" style:family="paragraph">
      <style:text-properties fo:language="en" fo:country="IN"/>
    </style:style>
    <style:style style:name="T331" style:parent-style-name="Absatz-Standardschriftart" style:family="text">
      <style:text-properties fo:language="en" fo:country="IN"/>
    </style:style>
    <style:style style:name="T33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33" style:parent-style-name="Absatz-Standardschriftart" style:family="text">
      <style:text-properties fo:font-weight="bold" style:font-weight-asian="bold" style:font-weight-complex="bold" fo:language="en" fo:country="IN"/>
    </style:style>
    <style:style style:name="P334" style:parent-style-name="Standard" style:family="paragraph">
      <style:text-properties fo:language="en" fo:country="IN"/>
    </style:style>
    <style:style style:name="P335" style:parent-style-name="Standard" style:family="paragraph">
      <style:text-properties fo:language="en" fo:country="IN"/>
    </style:style>
    <style:style style:name="P336" style:parent-style-name="Standard" style:family="paragraph">
      <style:text-properties fo:language="en" fo:country="IN"/>
    </style:style>
    <style:style style:name="P337" style:parent-style-name="Standard" style:family="paragraph">
      <style:text-properties fo:language="en" fo:country="IN"/>
    </style:style>
    <style:style style:name="P338" style:parent-style-name="Standard" style:family="paragraph">
      <style:text-properties fo:language="en" fo:country="IN"/>
    </style:style>
    <style:style style:name="P339" style:parent-style-name="Standard" style:family="paragraph">
      <style:text-properties fo:language="en" fo:country="IN"/>
    </style:style>
    <style:style style:name="P340" style:parent-style-name="Standard" style:family="paragraph">
      <style:text-properties fo:language="en" fo:country="IN"/>
    </style:style>
    <style:style style:name="P341" style:parent-style-name="Standard" style:family="paragraph">
      <style:text-properties fo:language="en" fo:country="IN"/>
    </style:style>
    <style:style style:name="P342" style:parent-style-name="Standard" style:family="paragraph">
      <style:text-properties fo:language="en" fo:country="IN"/>
    </style:style>
    <style:style style:name="P343" style:parent-style-name="Standard" style:family="paragraph">
      <style:text-properties fo:language="en" fo:country="IN"/>
    </style:style>
    <style:style style:name="P344" style:parent-style-name="Standard" style:family="paragraph">
      <style:text-properties fo:language="en" fo:country="IN"/>
    </style:style>
    <style:style style:name="P345" style:parent-style-name="Standard" style:family="paragraph">
      <style:text-properties fo:language="en" fo:country="IN"/>
    </style:style>
    <style:style style:name="P346" style:parent-style-name="Standard" style:family="paragraph">
      <style:text-properties fo:language="en" fo:country="IN"/>
    </style:style>
    <style:style style:name="P347" style:parent-style-name="Standard" style:family="paragraph">
      <style:text-properties fo:language="en" fo:country="IN"/>
    </style:style>
    <style:style style:name="P348" style:parent-style-name="Standard" style:family="paragraph">
      <style:text-properties fo:language="en" fo:country="IN"/>
    </style:style>
    <style:style style:name="P349" style:parent-style-name="Standard" style:family="paragraph">
      <style:text-properties fo:language="en" fo:country="IN"/>
    </style:style>
    <style:style style:name="P350" style:parent-style-name="Standard" style:family="paragraph">
      <style:text-properties fo:language="en" fo:country="IN"/>
    </style:style>
    <style:style style:name="P351" style:parent-style-name="Standard" style:family="paragraph">
      <style:text-properties fo:language="en" fo:country="IN"/>
    </style:style>
    <style:style style:name="P352" style:parent-style-name="Standard" style:family="paragraph">
      <style:text-properties fo:language="en" fo:country="IN"/>
    </style:style>
    <style:style style:name="P353" style:parent-style-name="Standard" style:family="paragraph">
      <style:text-properties fo:language="en" fo:country="IN"/>
    </style:style>
    <style:style style:name="P354" style:parent-style-name="Standard" style:family="paragraph">
      <style:text-properties fo:language="en" fo:country="IN"/>
    </style:style>
    <style:style style:name="P355" style:parent-style-name="Standard" style:family="paragraph">
      <style:text-properties fo:language="en" fo:country="IN"/>
    </style:style>
    <style:style style:name="P356" style:parent-style-name="Standard" style:family="paragraph">
      <style:text-properties fo:language="en" fo:country="IN"/>
    </style:style>
    <style:style style:name="P357" style:parent-style-name="Standard" style:family="paragraph">
      <style:text-properties fo:language="en" fo:country="IN"/>
    </style:style>
    <style:style style:name="T358" style:parent-style-name="Absatz-Standardschriftart" style:family="text">
      <style:text-properties fo:language="en" fo:country="IN"/>
    </style:style>
    <style:style style:name="T359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60" style:parent-style-name="Absatz-Standardschriftart" style:family="text">
      <style:text-properties fo:font-weight="bold" style:font-weight-asian="bold" style:font-weight-complex="bold" fo:language="en" fo:country="IN"/>
    </style:style>
    <style:style style:name="P361" style:parent-style-name="Standard" style:family="paragraph">
      <style:text-properties fo:language="en" fo:country="IN"/>
    </style:style>
    <style:style style:name="P362" style:parent-style-name="Standard" style:family="paragraph">
      <style:text-properties fo:language="en" fo:country="IN"/>
    </style:style>
    <style:style style:name="P363" style:parent-style-name="Standard" style:family="paragraph">
      <style:text-properties fo:language="en" fo:country="IN"/>
    </style:style>
    <style:style style:name="P364" style:parent-style-name="Standard" style:family="paragraph">
      <style:text-properties fo:language="en" fo:country="IN"/>
    </style:style>
    <style:style style:name="P365" style:parent-style-name="Standard" style:family="paragraph">
      <style:text-properties fo:language="en" fo:country="IN"/>
    </style:style>
    <style:style style:name="P366" style:parent-style-name="Standard" style:family="paragraph">
      <style:text-properties fo:language="en" fo:country="IN"/>
    </style:style>
    <style:style style:name="P367" style:parent-style-name="Standard" style:family="paragraph">
      <style:text-properties fo:language="en" fo:country="IN"/>
    </style:style>
    <style:style style:name="P368" style:parent-style-name="Standard" style:family="paragraph">
      <style:text-properties fo:language="en" fo:country="IN"/>
    </style:style>
    <style:style style:name="P369" style:parent-style-name="Standard" style:family="paragraph">
      <style:text-properties fo:language="en" fo:country="IN"/>
    </style:style>
    <style:style style:name="P370" style:parent-style-name="Standard" style:family="paragraph">
      <style:text-properties fo:language="en" fo:country="IN"/>
    </style:style>
    <style:style style:name="P371" style:parent-style-name="Standard" style:family="paragraph">
      <style:text-properties fo:language="en" fo:country="IN"/>
    </style:style>
    <style:style style:name="P372" style:parent-style-name="Standard" style:family="paragraph">
      <style:text-properties fo:language="en" fo:country="IN"/>
    </style:style>
    <style:style style:name="P373" style:parent-style-name="Standard" style:family="paragraph">
      <style:text-properties fo:language="en" fo:country="IN"/>
    </style:style>
    <style:style style:name="P374" style:parent-style-name="Standard" style:family="paragraph">
      <style:text-properties fo:language="en" fo:country="IN"/>
    </style:style>
    <style:style style:name="P375" style:parent-style-name="Standard" style:family="paragraph">
      <style:text-properties fo:language="en" fo:country="IN"/>
    </style:style>
    <style:style style:name="P376" style:parent-style-name="Standard" style:family="paragraph">
      <style:text-properties fo:language="en" fo:country="IN"/>
    </style:style>
    <style:style style:name="P377" style:parent-style-name="Standard" style:family="paragraph">
      <style:text-properties fo:language="en" fo:country="IN"/>
    </style:style>
    <style:style style:name="P378" style:parent-style-name="Standard" style:family="paragraph">
      <style:text-properties fo:language="en" fo:country="IN"/>
    </style:style>
    <style:style style:name="P379" style:parent-style-name="Standard" style:family="paragraph">
      <style:text-properties fo:language="en" fo:country="IN"/>
    </style:style>
    <style:style style:name="T380" style:parent-style-name="Absatz-Standardschriftart" style:family="text">
      <style:text-properties fo:language="en" fo:country="IN"/>
    </style:style>
    <style:style style:name="T381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82" style:parent-style-name="Absatz-Standardschriftart" style:family="text">
      <style:text-properties fo:font-weight="bold" style:font-weight-asian="bold" style:font-weight-complex="bold" fo:language="en" fo:country="IN"/>
    </style:style>
    <style:style style:name="P383" style:parent-style-name="Standard" style:family="paragraph">
      <style:text-properties fo:language="en" fo:country="IN"/>
    </style:style>
    <style:style style:name="P384" style:parent-style-name="Standard" style:family="paragraph">
      <style:text-properties fo:language="en" fo:country="IN"/>
    </style:style>
    <style:style style:name="P385" style:parent-style-name="Standard" style:family="paragraph">
      <style:text-properties fo:language="en" fo:country="IN"/>
    </style:style>
    <style:style style:name="P386" style:parent-style-name="Standard" style:family="paragraph">
      <style:text-properties fo:language="en" fo:country="IN"/>
    </style:style>
    <style:style style:name="P387" style:parent-style-name="Standard" style:family="paragraph">
      <style:text-properties fo:language="en" fo:country="IN"/>
    </style:style>
    <style:style style:name="P388" style:parent-style-name="Standard" style:family="paragraph">
      <style:text-properties fo:language="en" fo:country="IN"/>
    </style:style>
    <style:style style:name="P389" style:parent-style-name="Standard" style:family="paragraph">
      <style:text-properties fo:language="en" fo:country="IN"/>
    </style:style>
    <style:style style:name="P390" style:parent-style-name="Standard" style:family="paragraph">
      <style:text-properties fo:language="en" fo:country="IN"/>
    </style:style>
    <style:style style:name="P391" style:parent-style-name="Standard" style:family="paragraph">
      <style:text-properties fo:language="en" fo:country="IN"/>
    </style:style>
    <style:style style:name="P392" style:parent-style-name="Standard" style:family="paragraph">
      <style:text-properties fo:language="en" fo:country="IN"/>
    </style:style>
    <style:style style:name="P393" style:parent-style-name="Standard" style:family="paragraph">
      <style:text-properties fo:language="en" fo:country="IN"/>
    </style:style>
    <style:style style:name="P394" style:parent-style-name="Standard" style:family="paragraph">
      <style:text-properties fo:language="en" fo:country="IN"/>
    </style:style>
    <style:style style:name="P395" style:parent-style-name="Standard" style:family="paragraph">
      <style:text-properties fo:language="en" fo:country="IN"/>
    </style:style>
    <style:style style:name="P396" style:parent-style-name="Standard" style:family="paragraph">
      <style:text-properties fo:language="en" fo:country="IN"/>
    </style:style>
    <style:style style:name="P397" style:parent-style-name="Standard" style:family="paragraph">
      <style:text-properties fo:language="en" fo:country="IN"/>
    </style:style>
    <style:style style:name="P398" style:parent-style-name="Standard" style:family="paragraph">
      <style:text-properties fo:language="en" fo:country="IN"/>
    </style:style>
    <style:style style:name="P399" style:parent-style-name="Standard" style:family="paragraph">
      <style:text-properties fo:language="en" fo:country="IN"/>
    </style:style>
    <style:style style:name="P400" style:parent-style-name="Standard" style:family="paragraph">
      <style:text-properties fo:language="en" fo:country="IN"/>
    </style:style>
    <style:style style:name="P401" style:parent-style-name="Standard" style:family="paragraph">
      <style:text-properties fo:language="en" fo:country="IN"/>
    </style:style>
    <style:style style:name="P402" style:parent-style-name="Standard" style:family="paragraph">
      <style:text-properties fo:language="en" fo:country="IN"/>
    </style:style>
    <style:style style:name="P403" style:parent-style-name="Standard" style:family="paragraph">
      <style:text-properties fo:language="en" fo:country="IN"/>
    </style:style>
    <style:style style:name="P404" style:parent-style-name="Standard" style:family="paragraph">
      <style:text-properties fo:language="en" fo:country="IN"/>
    </style:style>
    <style:style style:name="P405" style:parent-style-name="Standard" style:family="paragraph">
      <style:text-properties fo:language="en" fo:country="IN"/>
    </style:style>
    <style:style style:name="P406" style:parent-style-name="Standard" style:family="paragraph">
      <style:text-properties fo:language="en" fo:country="IN"/>
    </style:style>
    <style:style style:name="P407" style:parent-style-name="Standard" style:family="paragraph">
      <style:text-properties fo:language="en" fo:country="IN"/>
    </style:style>
    <style:style style:name="P408" style:parent-style-name="Standard" style:family="paragraph">
      <style:text-properties fo:language="en" fo:country="IN"/>
    </style:style>
    <style:style style:name="P409" style:parent-style-name="Standard" style:family="paragraph">
      <style:text-properties fo:language="en" fo:country="IN"/>
    </style:style>
    <style:style style:name="P410" style:parent-style-name="Standard" style:family="paragraph">
      <style:text-properties fo:language="en" fo:country="IN"/>
    </style:style>
    <style:style style:name="P411" style:parent-style-name="Standard" style:family="paragraph">
      <style:text-properties fo:language="en" fo:country="IN"/>
    </style:style>
    <style:style style:name="P412" style:parent-style-name="Standard" style:family="paragraph">
      <style:text-properties fo:language="en" fo:country="IN"/>
    </style:style>
    <style:style style:name="P413" style:parent-style-name="Standard" style:family="paragraph">
      <style:text-properties fo:language="en" fo:country="IN"/>
    </style:style>
    <style:style style:name="P414" style:parent-style-name="Standard" style:family="paragraph">
      <style:text-properties fo:language="en" fo:country="IN"/>
    </style:style>
    <style:style style:name="P415" style:parent-style-name="Standard" style:family="paragraph">
      <style:text-properties fo:language="en" fo:country="IN"/>
    </style:style>
    <style:style style:name="T416" style:parent-style-name="Absatz-Standardschriftart" style:family="text">
      <style:text-properties fo:language="en" fo:country="IN"/>
    </style:style>
    <style:style style:name="T417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418" style:parent-style-name="Absatz-Standardschriftart" style:family="text">
      <style:text-properties fo:font-weight="bold" style:font-weight-asian="bold" style:font-weight-complex="bold" fo:language="en" fo:country="IN"/>
    </style:style>
    <style:style style:name="P419" style:parent-style-name="Standard" style:family="paragraph">
      <style:text-properties fo:language="en" fo:country="IN"/>
    </style:style>
    <style:style style:name="P420" style:parent-style-name="Standard" style:family="paragraph">
      <style:text-properties fo:language="en" fo:country="IN"/>
    </style:style>
    <style:style style:name="P421" style:parent-style-name="Standard" style:family="paragraph">
      <style:text-properties fo:language="en" fo:country="IN"/>
    </style:style>
    <style:style style:name="P422" style:parent-style-name="Standard" style:family="paragraph">
      <style:text-properties fo:language="en" fo:country="IN"/>
    </style:style>
    <style:style style:name="P423" style:parent-style-name="Standard" style:family="paragraph">
      <style:text-properties fo:language="en" fo:country="IN"/>
    </style:style>
    <style:style style:name="P424" style:parent-style-name="Standard" style:family="paragraph">
      <style:text-properties fo:language="en" fo:country="IN"/>
    </style:style>
    <style:style style:name="P425" style:parent-style-name="Standard" style:family="paragraph">
      <style:text-properties fo:language="en" fo:country="IN"/>
    </style:style>
    <style:style style:name="P426" style:parent-style-name="Standard" style:family="paragraph">
      <style:text-properties fo:language="en" fo:country="IN"/>
    </style:style>
    <style:style style:name="P427" style:parent-style-name="Standard" style:family="paragraph">
      <style:text-properties fo:language="en" fo:country="IN"/>
    </style:style>
    <style:style style:name="P428" style:parent-style-name="Standard" style:family="paragraph">
      <style:text-properties fo:language="en" fo:country="IN"/>
    </style:style>
    <style:style style:name="P429" style:parent-style-name="Standard" style:family="paragraph">
      <style:text-properties fo:language="en" fo:country="IN"/>
    </style:style>
    <style:style style:name="P430" style:parent-style-name="Standard" style:family="paragraph">
      <style:text-properties fo:language="en" fo:country="IN"/>
    </style:style>
    <style:style style:name="P431" style:parent-style-name="Standard" style:family="paragraph">
      <style:text-properties fo:language="en" fo:country="IN"/>
    </style:style>
    <style:style style:name="P432" style:parent-style-name="Standard" style:family="paragraph">
      <style:text-properties fo:language="en" fo:country="IN"/>
    </style:style>
    <style:style style:name="P433" style:parent-style-name="Standard" style:family="paragraph">
      <style:text-properties fo:language="en" fo:country="IN"/>
    </style:style>
    <style:style style:name="P434" style:parent-style-name="Standard" style:family="paragraph">
      <style:text-properties fo:language="en" fo:country="IN"/>
    </style:style>
    <style:style style:name="P435" style:parent-style-name="Standard" style:family="paragraph">
      <style:text-properties fo:language="en" fo:country="IN"/>
    </style:style>
    <style:style style:name="P436" style:parent-style-name="Standard" style:family="paragraph">
      <style:text-properties fo:language="en" fo:country="IN"/>
    </style:style>
    <style:style style:name="P437" style:parent-style-name="Standard" style:family="paragraph">
      <style:text-properties fo:language="en" fo:country="IN"/>
    </style:style>
    <style:style style:name="P438" style:parent-style-name="Standard" style:family="paragraph">
      <style:text-properties fo:language="en" fo:country="IN"/>
    </style:style>
    <style:style style:name="P439" style:parent-style-name="Standard" style:family="paragraph">
      <style:text-properties fo:language="en" fo:country="IN"/>
    </style:style>
    <style:style style:name="P440" style:parent-style-name="Standard" style:family="paragraph">
      <style:text-properties fo:language="en" fo:country="IN"/>
    </style:style>
    <style:style style:name="P441" style:parent-style-name="Standard" style:family="paragraph">
      <style:text-properties fo:language="en" fo:country="IN"/>
    </style:style>
    <style:style style:name="P442" style:parent-style-name="Standard" style:family="paragraph">
      <style:text-properties fo:language="en" fo:country="IN"/>
    </style:style>
    <style:style style:name="P443" style:parent-style-name="Standard" style:family="paragraph">
      <style:text-properties fo:language="en" fo:country="IN"/>
    </style:style>
    <style:style style:name="P444" style:parent-style-name="Standard" style:family="paragraph">
      <style:text-properties fo:language="en" fo:country="IN"/>
    </style:style>
    <style:style style:name="P445" style:parent-style-name="Standard" style:family="paragraph">
      <style:text-properties fo:language="en" fo:country="IN"/>
    </style:style>
    <style:style style:name="P446" style:parent-style-name="Standard" style:family="paragraph">
      <style:text-properties fo:language="en" fo:country="IN"/>
    </style:style>
    <style:style style:name="P447" style:parent-style-name="Standard" style:family="paragraph">
      <style:text-properties fo:language="en" fo:country="IN"/>
    </style:style>
    <style:style style:name="P448" style:parent-style-name="Standard" style:family="paragraph">
      <style:text-properties fo:language="en" fo:country="IN"/>
    </style:style>
    <style:style style:name="P449" style:parent-style-name="Standard" style:family="paragraph">
      <style:text-properties fo:language="en" fo:country="IN"/>
    </style:style>
    <style:style style:name="P450" style:parent-style-name="Standard" style:family="paragraph">
      <style:text-properties fo:language="en" fo:country="IN"/>
    </style:style>
    <style:style style:name="P451" style:parent-style-name="Standard" style:family="paragraph">
      <style:text-properties fo:language="en" fo:country="IN"/>
    </style:style>
    <style:style style:name="P452" style:parent-style-name="Standard" style:family="paragraph">
      <style:text-properties fo:language="en" fo:country="IN"/>
    </style:style>
    <style:style style:name="P453" style:parent-style-name="Standard" style:family="paragraph">
      <style:text-properties fo:language="en" fo:country="IN"/>
    </style:style>
    <style:style style:name="P454" style:parent-style-name="Standard" style:family="paragraph">
      <style:text-properties fo:language="en" fo:country="IN"/>
    </style:style>
    <style:style style:name="P455" style:parent-style-name="Standard" style:family="paragraph">
      <style:text-properties fo:language="en" fo:country="IN"/>
    </style:style>
    <style:style style:name="P456" style:parent-style-name="Standard" style:family="paragraph">
      <style:text-properties fo:language="en" fo:country="IN"/>
    </style:style>
    <style:style style:name="P457" style:parent-style-name="Standard" style:family="paragraph">
      <style:text-properties fo:language="en" fo:country="IN"/>
    </style:style>
    <style:style style:name="P458" style:parent-style-name="Standard" style:family="paragraph">
      <style:text-properties fo:language="en" fo:country="IN"/>
    </style:style>
    <style:style style:name="P459" style:parent-style-name="Standard" style:family="paragraph">
      <style:text-properties fo:language="en" fo:country="IN"/>
    </style:style>
    <style:style style:name="P460" style:parent-style-name="Standard" style:family="paragraph">
      <style:text-properties fo:language="en" fo:country="IN"/>
    </style:style>
    <style:style style:name="P461" style:parent-style-name="Standard" style:family="paragraph">
      <style:text-properties fo:language="en" fo:country="IN"/>
    </style:style>
    <style:style style:name="P462" style:parent-style-name="Standard" style:family="paragraph">
      <style:text-properties fo:language="en" fo:country="IN"/>
    </style:style>
    <style:style style:name="P463" style:parent-style-name="Standard" style:family="paragraph">
      <style:text-properties fo:language="en" fo:country="IN"/>
    </style:style>
    <style:style style:name="T464" style:parent-style-name="Absatz-Standardschriftart" style:family="text">
      <style:text-properties fo:language="en" fo:country="IN"/>
    </style:style>
    <style:style style:name="T465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466" style:parent-style-name="Absatz-Standardschriftart" style:family="text">
      <style:text-properties fo:font-weight="bold" style:font-weight-asian="bold" style:font-weight-complex="bold" fo:language="en" fo:country="IN"/>
    </style:style>
    <style:style style:name="P467" style:parent-style-name="Standard" style:family="paragraph">
      <style:text-properties fo:language="en" fo:country="IN"/>
    </style:style>
    <style:style style:name="P468" style:parent-style-name="Standard" style:family="paragraph">
      <style:text-properties fo:language="en" fo:country="IN"/>
    </style:style>
    <style:style style:name="P469" style:parent-style-name="Standard" style:family="paragraph">
      <style:text-properties fo:language="en" fo:country="IN"/>
    </style:style>
    <style:style style:name="P470" style:parent-style-name="Standard" style:family="paragraph">
      <style:text-properties fo:language="en" fo:country="IN"/>
    </style:style>
    <style:style style:name="P471" style:parent-style-name="Standard" style:family="paragraph">
      <style:text-properties fo:language="en" fo:country="IN"/>
    </style:style>
    <style:style style:name="P472" style:parent-style-name="Standard" style:family="paragraph">
      <style:text-properties fo:language="en" fo:country="IN"/>
    </style:style>
    <style:style style:name="P473" style:parent-style-name="Standard" style:family="paragraph">
      <style:text-properties fo:language="en" fo:country="IN"/>
    </style:style>
    <style:style style:name="P474" style:parent-style-name="Standard" style:family="paragraph">
      <style:text-properties fo:language="en" fo:country="IN"/>
    </style:style>
    <style:style style:name="P475" style:parent-style-name="Standard" style:family="paragraph">
      <style:text-properties fo:language="en" fo:country="IN"/>
    </style:style>
    <style:style style:name="T476" style:parent-style-name="Absatz-Standardschriftart" style:family="text">
      <style:text-properties fo:language="en" fo:country="IN"/>
    </style:style>
    <style:style style:name="T477" style:parent-style-name="Absatz-Standardschriftart" style:family="text">
      <style:text-properties fo:language="en" fo:country="IN"/>
    </style:style>
    <style:style style:name="P478" style:parent-style-name="Standard" style:family="paragraph">
      <style:text-properties fo:language="en" fo:country="IN"/>
    </style:style>
    <style:style style:name="P479" style:parent-style-name="Standard" style:family="paragraph">
      <style:text-properties fo:language="en" fo:country="IN"/>
    </style:style>
    <style:style style:name="P480" style:parent-style-name="Standard" style:family="paragraph">
      <style:text-properties fo:language="en" fo:country="IN"/>
    </style:style>
    <style:style style:name="P481" style:parent-style-name="Standard" style:family="paragraph">
      <style:text-properties fo:language="en" fo:country="IN"/>
    </style:style>
    <style:style style:name="T482" style:parent-style-name="Absatz-Standardschriftart" style:family="text">
      <style:text-properties fo:language="en" fo:country="IN"/>
    </style:style>
    <style:style style:name="T483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484" style:parent-style-name="Absatz-Standardschriftart" style:family="text">
      <style:text-properties fo:font-weight="bold" style:font-weight-asian="bold" style:font-weight-complex="bold"/>
    </style:style>
    <style:style style:name="P485" style:parent-style-name="Standard" style:list-style-name="LFO26" style:family="paragraph">
      <style:text-properties fo:language="en" fo:country="IN"/>
    </style:style>
    <style:style style:name="P486" style:parent-style-name="Standard" style:list-style-name="LFO26" style:family="paragraph"/>
    <style:style style:name="T487" style:parent-style-name="Absatz-Standardschriftart" style:family="text">
      <style:text-properties fo:language="en" fo:country="IN"/>
    </style:style>
    <style:style style:name="T488" style:parent-style-name="Absatz-Standardschriftart" style:family="text">
      <style:text-properties fo:font-weight="bold" style:font-weight-asian="bold" style:font-weight-complex="bold" fo:language="en" fo:country="IN"/>
    </style:style>
    <style:style style:name="T489" style:parent-style-name="Absatz-Standardschriftart" style:family="text">
      <style:text-properties fo:language="en" fo:country="IN"/>
    </style:style>
    <style:style style:name="P490" style:parent-style-name="Standard" style:list-style-name="LFO26" style:family="paragraph"/>
    <style:style style:name="T491" style:parent-style-name="Absatz-Standardschriftart" style:family="text">
      <style:text-properties fo:language="en" fo:country="IN"/>
    </style:style>
    <style:style style:name="T492" style:parent-style-name="Absatz-Standardschriftart" style:family="text">
      <style:text-properties fo:font-weight="bold" style:font-weight-asian="bold" style:font-weight-complex="bold" fo:language="en" fo:country="IN"/>
    </style:style>
    <style:style style:name="T493" style:parent-style-name="Absatz-Standardschriftart" style:family="text">
      <style:text-properties fo:language="en" fo:country="IN"/>
    </style:style>
    <style:style style:name="P494" style:parent-style-name="Standard" style:list-style-name="LFO26" style:family="paragraph"/>
    <style:style style:name="T495" style:parent-style-name="Absatz-Standardschriftart" style:family="text">
      <style:text-properties fo:language="en" fo:country="IN"/>
    </style:style>
    <style:style style:name="T496" style:parent-style-name="Absatz-Standardschriftart" style:family="text">
      <style:text-properties fo:font-weight="bold" style:font-weight-asian="bold" style:font-weight-complex="bold" fo:language="en" fo:country="IN"/>
    </style:style>
    <style:style style:name="T497" style:parent-style-name="Absatz-Standardschriftart" style:family="text">
      <style:text-properties fo:language="en" fo:country="IN"/>
    </style:style>
    <style:style style:name="P498" style:parent-style-name="Standard" style:list-style-name="LFO26" style:family="paragraph"/>
    <style:style style:name="T499" style:parent-style-name="Absatz-Standardschriftart" style:family="text">
      <style:text-properties fo:language="en" fo:country="IN"/>
    </style:style>
    <style:style style:name="T500" style:parent-style-name="Absatz-Standardschriftart" style:family="text">
      <style:text-properties fo:font-weight="bold" style:font-weight-asian="bold" style:font-weight-complex="bold" fo:language="en" fo:country="IN"/>
    </style:style>
    <style:style style:name="T501" style:parent-style-name="Absatz-Standardschriftart" style:family="text">
      <style:text-properties fo:language="en" fo:country="IN"/>
    </style:style>
    <style:style style:name="P502" style:parent-style-name="Standard" style:family="paragraph">
      <style:text-properties fo:language="en" fo:country="IN"/>
    </style:style>
    <style:style style:name="P503" style:parent-style-name="Standard" style:family="paragraph">
      <style:text-properties fo:language="en" fo:country="IN"/>
    </style:style>
    <style:style style:name="T504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505" style:parent-style-name="Absatz-Standardschriftart" style:family="text">
      <style:text-properties fo:font-weight="bold" style:font-weight-asian="bold" style:font-weight-complex="bold"/>
    </style:style>
    <style:style style:name="P506" style:parent-style-name="Standard" style:list-style-name="LFO27" style:family="paragraph"/>
    <style:style style:name="T507" style:parent-style-name="Absatz-Standardschriftart" style:family="text">
      <style:text-properties fo:language="en" fo:country="IN"/>
    </style:style>
    <style:style style:name="T508" style:parent-style-name="Hyperlink" style:family="text">
      <style:text-properties fo:language="en" fo:country="IN"/>
    </style:style>
    <style:style style:name="T509" style:parent-style-name="Absatz-Standardschriftart" style:family="text">
      <style:text-properties fo:language="en" fo:country="IN"/>
    </style:style>
    <style:style style:name="P510" style:parent-style-name="Standard" style:list-style-name="LFO27" style:family="paragraph">
      <style:text-properties fo:language="en" fo:country="IN"/>
    </style:style>
    <style:style style:name="P511" style:parent-style-name="Standard" style:list-style-name="LFO27" style:family="paragraph">
      <style:text-properties fo:language="en" fo:country="IN"/>
    </style:style>
    <style:style style:name="P512" style:parent-style-name="Standard" style:list-style-name="LFO27" style:family="paragraph">
      <style:text-properties fo:language="en" fo:country="IN"/>
    </style:style>
    <style:style style:name="T513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514" style:parent-style-name="Absatz-Standardschriftart" style:family="text">
      <style:text-properties fo:font-weight="bold" style:font-weight-asian="bold" style:font-weight-complex="bold" fo:language="en" fo:country="IN"/>
    </style:style>
    <style:style style:name="P515" style:parent-style-name="Standard" style:family="paragraph">
      <style:text-properties fo:language="en" fo:country="IN"/>
    </style:style>
    <style:style style:name="P516" style:parent-style-name="Standard" style:family="paragraph">
      <style:text-properties fo:language="en" fo:country="IN"/>
    </style:style>
    <style:style style:name="P517" style:parent-style-name="Standard" style:family="paragraph">
      <style:text-properties fo:language="en" fo:country="IN"/>
    </style:style>
    <style:style style:name="T518" style:parent-style-name="Absatz-Standardschriftart" style:family="text">
      <style:text-properties fo:language="en" fo:country="IN"/>
    </style:style>
    <style:style style:name="T519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520" style:parent-style-name="Absatz-Standardschriftart" style:family="text">
      <style:text-properties style:font-name="Aptos" style:font-name-complex="Aptos" fo:language="en" fo:country="IN"/>
    </style:style>
    <style:style style:name="T521" style:parent-style-name="Absatz-Standardschriftart" style:family="text">
      <style:text-properties fo:language="en" fo:country="IN"/>
    </style:style>
    <style:style style:name="T522" style:parent-style-name="Absatz-Standardschriftart" style:family="text">
      <style:text-properties fo:language="en" fo:country="IN"/>
    </style:style>
    <style:style style:name="T523" style:parent-style-name="Absatz-Standardschriftart" style:family="text">
      <style:text-properties style:font-name="MS Gothic" style:font-name-asian="MS Gothic" style:font-name-complex="MS Gothic" fo:language="en" fo:country="IN"/>
    </style:style>
    <style:style style:name="T524" style:parent-style-name="Absatz-Standardschriftart" style:family="text">
      <style:text-properties style:font-name="Aptos" style:font-name-complex="Aptos" fo:language="en" fo:country="IN"/>
    </style:style>
    <style:style style:name="T525" style:parent-style-name="Absatz-Standardschriftart" style:family="text">
      <style:text-properties fo:language="en" fo:country="IN"/>
    </style:style>
    <style:style style:name="P526" style:parent-style-name="Standard" style:family="paragraph">
      <style:text-properties fo:language="en" fo:country="IN"/>
    </style:style>
    <style:style style:name="T527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528" style:parent-style-name="Absatz-Standardschriftart" style:family="text">
      <style:text-properties fo:font-weight="bold" style:font-weight-asian="bold" style:font-weight-complex="bold" fo:language="en" fo:country="IN"/>
    </style:style>
    <style:style style:name="P529" style:parent-style-name="Standard" style:family="paragraph">
      <style:text-properties fo:language="en" fo:country="IN"/>
    </style:style>
    <style:style style:name="P530" style:parent-style-name="Standard" style:family="paragraph">
      <style:text-properties fo:language="en" fo:country="IN"/>
    </style:style>
    <style:style style:name="P531" style:parent-style-name="Standard" style:family="paragraph">
      <style:text-properties fo:language="en" fo:country="IN"/>
    </style:style>
    <style:style style:name="P532" style:parent-style-name="Standard" style:family="paragraph">
      <style:text-properties fo:language="en" fo:country="IN"/>
    </style:style>
    <style:style style:name="P533" style:parent-style-name="Standard" style:family="paragraph">
      <style:text-properties fo:language="en" fo:country="IN"/>
    </style:style>
    <style:style style:name="P534" style:parent-style-name="Standard" style:family="paragraph">
      <style:text-properties fo:language="en" fo:country="IN"/>
    </style:style>
    <style:style style:name="P535" style:parent-style-name="Standard" style:family="paragraph">
      <style:text-properties fo:language="en" fo:country="IN"/>
    </style:style>
    <style:style style:name="P536" style:parent-style-name="Standard" style:family="paragraph">
      <style:text-properties fo:language="en" fo:country="IN"/>
    </style:style>
    <style:style style:name="P537" style:parent-style-name="Standard" style:family="paragraph">
      <style:text-properties fo:language="en" fo:country="IN"/>
    </style:style>
    <style:style style:name="P538" style:parent-style-name="Standard" style:family="paragraph">
      <style:text-properties fo:language="en" fo:country="IN"/>
    </style:style>
    <style:style style:name="P539" style:parent-style-name="Standard" style:family="paragraph">
      <style:text-properties fo:language="en" fo:country="IN"/>
    </style:style>
    <style:style style:name="P540" style:parent-style-name="Standard" style:family="paragraph">
      <style:text-properties fo:language="en" fo:country="IN"/>
    </style:style>
    <style:style style:name="P541" style:parent-style-name="Standard" style:family="paragraph">
      <style:text-properties fo:language="en" fo:country="IN"/>
    </style:style>
    <style:style style:name="P542" style:parent-style-name="Standard" style:family="paragraph">
      <style:text-properties fo:language="en" fo:country="IN"/>
    </style:style>
    <style:style style:name="P543" style:parent-style-name="Standard" style:family="paragraph">
      <style:text-properties fo:language="en" fo:country="IN"/>
    </style:style>
    <style:style style:name="P544" style:parent-style-name="Standard" style:family="paragraph">
      <style:text-properties fo:language="en" fo:country="IN"/>
    </style:style>
    <style:style style:name="P545" style:parent-style-name="Standard" style:family="paragraph">
      <style:text-properties fo:language="en" fo:country="IN"/>
    </style:style>
    <style:style style:name="P546" style:parent-style-name="Standard" style:family="paragraph">
      <style:text-properties fo:language="en" fo:country="IN"/>
    </style:style>
    <style:style style:name="P547" style:parent-style-name="Standard" style:family="paragraph">
      <style:text-properties fo:language="en" fo:country="IN"/>
    </style:style>
    <style:style style:name="T548" style:parent-style-name="Absatz-Standardschriftart" style:family="text">
      <style:text-properties fo:language="en" fo:country="IN"/>
    </style:style>
    <style:style style:name="T549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550" style:parent-style-name="Absatz-Standardschriftart" style:family="text">
      <style:text-properties fo:font-weight="bold" style:font-weight-asian="bold" style:font-weight-complex="bold" fo:language="en" fo:country="IN"/>
    </style:style>
    <style:style style:name="P551" style:parent-style-name="Standard" style:family="paragraph">
      <style:text-properties fo:language="en" fo:country="IN"/>
    </style:style>
    <style:style style:name="P552" style:parent-style-name="Standard" style:family="paragraph">
      <style:text-properties fo:language="en" fo:country="IN"/>
    </style:style>
    <style:style style:name="P553" style:parent-style-name="Standard" style:family="paragraph">
      <style:text-properties fo:language="en" fo:country="IN"/>
    </style:style>
    <style:style style:name="P554" style:parent-style-name="Standard" style:family="paragraph">
      <style:text-properties fo:language="en" fo:country="IN"/>
    </style:style>
    <style:style style:name="P555" style:parent-style-name="Standard" style:family="paragraph">
      <style:text-properties fo:language="en" fo:country="IN"/>
    </style:style>
    <style:style style:name="P556" style:parent-style-name="Standard" style:family="paragraph">
      <style:text-properties fo:language="en" fo:country="IN"/>
    </style:style>
    <style:style style:name="P557" style:parent-style-name="Standard" style:family="paragraph">
      <style:text-properties fo:language="en" fo:country="IN"/>
    </style:style>
    <style:style style:name="P558" style:parent-style-name="Standard" style:family="paragraph">
      <style:text-properties fo:language="en" fo:country="IN"/>
    </style:style>
    <style:style style:name="P559" style:parent-style-name="Standard" style:family="paragraph">
      <style:text-properties fo:language="en" fo:country="IN"/>
    </style:style>
    <style:style style:name="P560" style:parent-style-name="Standard" style:family="paragraph">
      <style:text-properties fo:language="en" fo:country="IN"/>
    </style:style>
    <style:style style:name="P561" style:parent-style-name="Standard" style:family="paragraph">
      <style:text-properties fo:language="en" fo:country="IN"/>
    </style:style>
    <style:style style:name="P562" style:parent-style-name="Standard" style:family="paragraph">
      <style:text-properties fo:language="en" fo:country="IN"/>
    </style:style>
    <style:style style:name="P563" style:parent-style-name="Standard" style:family="paragraph">
      <style:text-properties fo:language="en" fo:country="IN"/>
    </style:style>
    <style:style style:name="P564" style:parent-style-name="Standard" style:family="paragraph">
      <style:text-properties fo:language="en" fo:country="IN"/>
    </style:style>
    <style:style style:name="P565" style:parent-style-name="Standard" style:family="paragraph">
      <style:text-properties fo:language="en" fo:country="IN"/>
    </style:style>
    <style:style style:name="P566" style:parent-style-name="Standard" style:family="paragraph">
      <style:text-properties fo:language="en" fo:country="IN"/>
    </style:style>
    <style:style style:name="P567" style:parent-style-name="Standard" style:family="paragraph">
      <style:text-properties fo:language="en" fo:country="IN"/>
    </style:style>
    <style:style style:name="P568" style:parent-style-name="Standard" style:family="paragraph">
      <style:text-properties fo:language="en" fo:country="IN"/>
    </style:style>
    <style:style style:name="P569" style:parent-style-name="Standard" style:family="paragraph">
      <style:text-properties fo:language="en" fo:country="IN"/>
    </style:style>
    <style:style style:name="P570" style:parent-style-name="Standard" style:family="paragraph">
      <style:text-properties fo:language="en" fo:country="IN"/>
    </style:style>
    <style:style style:name="P571" style:parent-style-name="Standard" style:family="paragraph">
      <style:text-properties fo:language="en" fo:country="IN"/>
    </style:style>
    <style:style style:name="P572" style:parent-style-name="Standard" style:family="paragraph">
      <style:text-properties fo:language="en" fo:country="IN"/>
    </style:style>
    <style:style style:name="P573" style:parent-style-name="Standard" style:family="paragraph">
      <style:text-properties fo:language="en" fo:country="IN"/>
    </style:style>
    <style:style style:name="P574" style:parent-style-name="Standard" style:family="paragraph">
      <style:text-properties fo:language="en" fo:country="IN"/>
    </style:style>
    <style:style style:name="P575" style:parent-style-name="Standard" style:family="paragraph">
      <style:text-properties fo:language="en" fo:country="IN"/>
    </style:style>
    <style:style style:name="P576" style:parent-style-name="Standard" style:family="paragraph">
      <style:text-properties fo:language="en" fo:country="IN"/>
    </style:style>
    <style:style style:name="P577" style:parent-style-name="Standard" style:family="paragraph">
      <style:text-properties fo:language="en" fo:country="IN"/>
    </style:style>
    <style:style style:name="P578" style:parent-style-name="Standard" style:family="paragraph">
      <style:text-properties fo:language="en" fo:country="IN"/>
    </style:style>
    <style:style style:name="P579" style:parent-style-name="Standard" style:family="paragraph">
      <style:text-properties fo:language="en" fo:country="IN"/>
    </style:style>
    <style:style style:name="P580" style:parent-style-name="Standard" style:family="paragraph">
      <style:text-properties fo:language="en" fo:country="IN"/>
    </style:style>
    <style:style style:name="P581" style:parent-style-name="Standard" style:family="paragraph">
      <style:text-properties fo:language="en" fo:country="IN"/>
    </style:style>
    <style:style style:name="P582" style:parent-style-name="Standard" style:family="paragraph">
      <style:text-properties fo:language="en" fo:country="IN"/>
    </style:style>
    <style:style style:name="P583" style:parent-style-name="Standard" style:family="paragraph">
      <style:text-properties fo:language="en" fo:country="IN"/>
    </style:style>
    <style:style style:name="P584" style:parent-style-name="Standard" style:family="paragraph">
      <style:text-properties fo:language="en" fo:country="IN"/>
    </style:style>
    <style:style style:name="P585" style:parent-style-name="Standard" style:family="paragraph">
      <style:text-properties fo:language="en" fo:country="IN"/>
    </style:style>
    <style:style style:name="P586" style:parent-style-name="Standard" style:family="paragraph">
      <style:text-properties fo:language="en" fo:country="IN"/>
    </style:style>
    <style:style style:name="P587" style:parent-style-name="Standard" style:family="paragraph">
      <style:text-properties fo:language="en" fo:country="IN"/>
    </style:style>
    <style:style style:name="P588" style:parent-style-name="Standard" style:family="paragraph">
      <style:text-properties fo:language="en" fo:country="IN"/>
    </style:style>
    <style:style style:name="P589" style:parent-style-name="Standard" style:family="paragraph">
      <style:text-properties fo:language="en" fo:country="IN"/>
    </style:style>
    <style:style style:name="T590" style:parent-style-name="Absatz-Standardschriftart" style:family="text">
      <style:text-properties fo:language="en" fo:country="IN"/>
    </style:style>
    <style:style style:name="T591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592" style:parent-style-name="Absatz-Standardschriftart" style:family="text">
      <style:text-properties fo:font-weight="bold" style:font-weight-asian="bold" style:font-weight-complex="bold" fo:language="en" fo:country="IN"/>
    </style:style>
    <style:style style:name="P593" style:parent-style-name="Standard" style:family="paragraph">
      <style:text-properties fo:language="en" fo:country="IN"/>
    </style:style>
    <style:style style:name="P594" style:parent-style-name="Standard" style:family="paragraph">
      <style:text-properties fo:language="en" fo:country="IN"/>
    </style:style>
    <style:style style:name="P595" style:parent-style-name="Standard" style:family="paragraph">
      <style:text-properties fo:language="en" fo:country="IN"/>
    </style:style>
    <style:style style:name="P596" style:parent-style-name="Standard" style:family="paragraph">
      <style:text-properties fo:language="en" fo:country="IN"/>
    </style:style>
    <style:style style:name="P597" style:parent-style-name="Standard" style:family="paragraph">
      <style:text-properties fo:language="en" fo:country="IN"/>
    </style:style>
    <style:style style:name="P598" style:parent-style-name="Standard" style:family="paragraph">
      <style:text-properties fo:language="en" fo:country="IN"/>
    </style:style>
    <style:style style:name="P599" style:parent-style-name="Standard" style:family="paragraph">
      <style:text-properties fo:language="en" fo:country="IN"/>
    </style:style>
    <style:style style:name="P600" style:parent-style-name="Standard" style:family="paragraph">
      <style:text-properties fo:language="en" fo:country="IN"/>
    </style:style>
    <style:style style:name="P601" style:parent-style-name="Standard" style:family="paragraph">
      <style:text-properties fo:language="en" fo:country="IN"/>
    </style:style>
    <style:style style:name="P602" style:parent-style-name="Standard" style:family="paragraph">
      <style:text-properties fo:language="en" fo:country="IN"/>
    </style:style>
    <style:style style:name="P603" style:parent-style-name="Standard" style:family="paragraph">
      <style:text-properties fo:language="en" fo:country="IN"/>
    </style:style>
    <style:style style:name="P604" style:parent-style-name="Standard" style:family="paragraph">
      <style:text-properties fo:language="en" fo:country="IN"/>
    </style:style>
    <style:style style:name="P605" style:parent-style-name="Standard" style:family="paragraph">
      <style:text-properties fo:language="en" fo:country="IN"/>
    </style:style>
    <style:style style:name="P606" style:parent-style-name="Standard" style:family="paragraph">
      <style:text-properties fo:language="en" fo:country="IN"/>
    </style:style>
    <style:style style:name="P607" style:parent-style-name="Standard" style:family="paragraph">
      <style:text-properties fo:language="en" fo:country="IN"/>
    </style:style>
    <style:style style:name="P608" style:parent-style-name="Standard" style:family="paragraph">
      <style:text-properties fo:language="en" fo:country="IN"/>
    </style:style>
    <style:style style:name="P609" style:parent-style-name="Standard" style:family="paragraph">
      <style:text-properties fo:language="en" fo:country="IN"/>
    </style:style>
    <style:style style:name="P610" style:parent-style-name="Standard" style:family="paragraph">
      <style:text-properties fo:language="en" fo:country="IN"/>
    </style:style>
    <style:style style:name="P611" style:parent-style-name="Standard" style:family="paragraph">
      <style:text-properties fo:language="en" fo:country="IN"/>
    </style:style>
    <style:style style:name="P612" style:parent-style-name="Standard" style:family="paragraph">
      <style:text-properties fo:language="en" fo:country="IN"/>
    </style:style>
    <style:style style:name="T613" style:parent-style-name="Absatz-Standardschriftart" style:family="text">
      <style:text-properties fo:language="en" fo:country="IN"/>
    </style:style>
    <style:style style:name="T614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615" style:parent-style-name="Absatz-Standardschriftart" style:family="text">
      <style:text-properties fo:font-weight="bold" style:font-weight-asian="bold" style:font-weight-complex="bold" fo:language="en" fo:country="IN"/>
    </style:style>
    <style:style style:name="P616" style:parent-style-name="Standard" style:family="paragraph">
      <style:text-properties fo:language="en" fo:country="IN"/>
    </style:style>
    <style:style style:name="P617" style:parent-style-name="Standard" style:family="paragraph">
      <style:text-properties fo:language="en" fo:country="IN"/>
    </style:style>
    <style:style style:name="P618" style:parent-style-name="Standard" style:family="paragraph">
      <style:text-properties fo:language="en" fo:country="IN"/>
    </style:style>
    <style:style style:name="P619" style:parent-style-name="Standard" style:family="paragraph">
      <style:text-properties fo:language="en" fo:country="IN"/>
    </style:style>
    <style:style style:name="P620" style:parent-style-name="Standard" style:family="paragraph">
      <style:text-properties fo:language="en" fo:country="IN"/>
    </style:style>
    <style:style style:name="T621" style:parent-style-name="Absatz-Standardschriftart" style:family="text">
      <style:text-properties fo:language="en" fo:country="IN"/>
    </style:style>
    <style:style style:name="T622" style:parent-style-name="Absatz-Standardschriftart" style:family="text">
      <style:text-properties style:font-name="Segoe UI Emoji" style:font-name-complex="Segoe UI Emoji"/>
    </style:style>
    <style:style style:name="T623" style:parent-style-name="Absatz-Standardschriftart" style:family="text">
      <style:text-properties fo:language="en" fo:country="IN"/>
    </style:style>
    <style:style style:name="P624" style:parent-style-name="Standard" style:family="paragraph">
      <style:text-properties fo:language="en" fo:country="IN"/>
    </style:style>
    <style:style style:name="P625" style:parent-style-name="Standard" style:family="paragraph">
      <style:text-properties fo:language="en" fo:country="IN"/>
    </style:style>
    <style:style style:name="P626" style:parent-style-name="Standard" style:family="paragraph">
      <style:text-properties fo:language="en" fo:country="IN"/>
    </style:style>
    <style:style style:name="P627" style:parent-style-name="Standard" style:family="paragraph">
      <style:text-properties fo:language="en" fo:country="IN"/>
    </style:style>
    <style:style style:name="T628" style:parent-style-name="Absatz-Standardschriftart" style:family="text">
      <style:text-properties style:font-name="Segoe UI Emoji" style:font-name-complex="Segoe UI Emoji"/>
    </style:style>
    <style:style style:name="P629" style:parent-style-name="Standard" style:list-style-name="LFO28" style:family="paragraph">
      <style:text-properties fo:language="en" fo:country="IN"/>
    </style:style>
    <style:style style:name="P630" style:parent-style-name="Standard" style:list-style-name="LFO28" style:family="paragraph">
      <style:text-properties fo:language="en" fo:country="IN"/>
    </style:style>
    <style:style style:name="P631" style:parent-style-name="Standard" style:list-style-name="LFO28" style:family="paragraph"/>
    <style:style style:name="P632" style:parent-style-name="Standard" style:family="paragraph">
      <style:text-properties fo:language="en" fo:country="IN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📄</text:span><text:span text:style-name="T3"><text:s/>Detailed Design — Auth Feature</text:span></text:p>
      <text:p text:style-name="P4">1. Purpose</text:p>
      <text:p text:style-name="Standard"><text:span text:style-name="T5">The Auth feature provides a secure, user-friendly way for users to sign in and access app features.<text:s/></text:span>It supports:</text:p>
      <text:list text:style-name="LFO1" text:continue-numbering="true">
        <text:list-item>
          <text:p text:style-name="P6">Email + password sign-in (with automatic account creation if missing).</text:p>
        </text:list-item>
        <text:list-item>
          <text:p text:style-name="P7">Google Sign-In.</text:p>
        </text:list-item>
        <text:list-item>
          <text:p text:style-name="P8">Persistent authentication state.</text:p>
        </text:list-item>
        <text:list-item>
          <text:p text:style-name="P9">Automatic user profile initialization in Firestore (with seeded checklists).</text:p>
        </text:list-item>
      </text:list>
      <text:p text:style-name="Standard"><text:span text:style-name="T10">The design emphasizes<text:s/></text:span><text:span text:style-name="T11">modularity</text:span><text:span text:style-name="T12"><text:s/>and<text:s/></text:span><text:span text:style-name="T13">testability</text:span><text:span text:style-name="T14">:</text:span></text:p>
      <text:list text:style-name="LFO2" text:continue-numbering="true">
        <text:list-item>
          <text:p text:style-name="P15">Authentication logic is isolated in AuthService.</text:p>
        </text:list-item>
        <text:list-item>
          <text:p text:style-name="P16">User data bootstrapping lives in AuthRepository.</text:p>
        </text:list-item>
        <text:list-item>
          <text:p text:style-name="P17">UI handling of auth state (AuthGate) is separated from sign-in UI (SignInPage).</text:p>
        </text:list-item>
      </text:list>
      <text:p text:style-name="Standard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18">2. Architecture Overview</text:p>
      <text:p text:style-name="P19">Auth Feature</text:p>
      <text:p text:style-name="P20">│</text:p>
      <text:p text:style-name="Standard"><text:span text:style-name="T21">├</text:span><text:span text:style-name="T22">──</text:span><text:span text:style-name="T23"><text:s/>Service Layer</text:span></text:p>
      <text:p text:style-name="P24">│ <text:s text:c="3"/>└── auth_service.dart</text:p>
      <text:p text:style-name="P25">│ <text:s text:c="8"/>- Wraps FirebaseAuth &amp; GoogleSignIn</text:p>
      <text:p text:style-name="P26">│ <text:s text:c="8"/>- Provides login, logout, and auth state stream</text:p>
      <text:p text:style-name="P27">│</text:p>
      <text:p text:style-name="Standard"><text:span text:style-name="T28">├</text:span><text:span text:style-name="T29">──</text:span><text:span text:style-name="T30"><text:s/>Repository Layer</text:span></text:p>
      <text:p text:style-name="P31">│ <text:s text:c="3"/>└── auth_repository.dart</text:p>
      <text:p text:style-name="P32">│ <text:s text:c="8"/>- Manages Firestore user documents</text:p>
      <text:p text:style-name="P33">│ <text:s text:c="8"/>- Seeds default checklists for new users</text:p>
      <text:p text:style-name="P34">│</text:p>
      <text:p text:style-name="Standard"><text:span text:style-name="T35">├</text:span><text:span text:style-name="T36">──</text:span><text:span text:style-name="T37"><text:s/>UI Layer</text:span></text:p>
      <text:p text:style-name="Standard"><text:span text:style-name="T38">│ <text:s text:c="3"/></text:span><text:span text:style-name="T39">├</text:span><text:span text:style-name="T40">──</text:span><text:span text:style-name="T41"><text:s/>auth_gate.dart</text:span></text:p>
      <text:p text:style-name="P42">│ <text:s text:c="3"/>│ <text:s text:c="4"/>- Root widget that listens to auth state</text:p>
      <text:soft-page-break/>
      <text:p text:style-name="P43">│ <text:s text:c="3"/>│ <text:s text:c="4"/>- Decides whether to show SignInPage or HomePage</text:p>
      <text:p text:style-name="P44">│ <text:s text:c="3"/>└── sign_in_page.dart</text:p>
      <text:p text:style-name="P45">│ <text:s text:c="9"/>- UI for entering email/password</text:p>
      <text:p text:style-name="P46">│ <text:s text:c="9"/>- Buttons for Google sign-in</text:p>
      <text:p text:style-name="P47">│</text:p>
      <text:p text:style-name="P48">└── Tests</text:p>
      <text:p text:style-name="Standard"><text:span text:style-name="T49"><text:s text:c="5"/></text:span><text:span text:style-name="T50">├</text:span><text:span text:style-name="T51">──</text:span><text:span text:style-name="T52"><text:s/>auth_service_test.dart <text:s text:c="2"/>(unit test for service methods)</text:span></text:p>
      <text:p text:style-name="P53"><text:s text:c="5"/>└── auth_gate_test.dart <text:s text:c="5"/>(widget test with mocked service)</text:p>
      <text:p text:style-name="Standard"><draw:custom-shape svg:x="0in" svg:y="0in" svg:width="45.5104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P54">3. File Responsibilities</text:p>
      <text:p text:style-name="P55">auth_service.dart</text:p>
      <text:list text:style-name="LFO3" text:continue-numbering="true">
        <text:list-item>
          <text:p text:style-name="P56">Handles authentication using:</text:p>
          <text:list text:continue-numbering="true">
            <text:list-item>
              <text:p text:style-name="P57">FirebaseAuth.instance</text:p>
            </text:list-item>
            <text:list-item>
              <text:p text:style-name="P58">GoogleSignIn</text:p>
            </text:list-item>
          </text:list>
        </text:list-item>
        <text:list-item>
          <text:p text:style-name="P59">Exposes:</text:p>
          <text:list text:continue-numbering="true">
            <text:list-item>
              <text:p text:style-name="P60">Stream&lt;User?&gt; get authState</text:p>
            </text:list-item>
            <text:list-item>
              <text:p text:style-name="P61">Future&lt;User?&gt; signInWithEmail(String, String)</text:p>
            </text:list-item>
            <text:list-item>
              <text:p text:style-name="P62">Future&lt;User?&gt; signInWithGoogle()</text:p>
            </text:list-item>
            <text:list-item>
              <text:p text:style-name="P63">Future&lt;void&gt; signOut()</text:p>
            </text:list-item>
          </text:list>
        </text:list-item>
      </text:list>
      <text:p text:style-name="P64">auth_repository.dart</text:p>
      <text:list text:style-name="LFO4" text:continue-numbering="true">
        <text:list-item>
          <text:p text:style-name="P65">Responsible for Firestore persistence.</text:p>
        </text:list-item>
        <text:list-item>
          <text:p text:style-name="P66">Ensures user document exists on first login:</text:p>
          <text:list text:continue-numbering="true">
            <text:list-item>
              <text:p text:style-name="P67">Creates users/{uid} doc.</text:p>
            </text:list-item>
            <text:list-item>
              <text:p text:style-name="P68">Seeds default checklists (Anmeldung, Kita, Insurance).</text:p>
            </text:list-item>
          </text:list>
        </text:list-item>
        <text:list-item>
          <text:p text:style-name="P69"><text:span text:style-name="T70">Keeps<text:s/></text:span><text:span text:style-name="T71">AuthService</text:span><text:span text:style-name="T72"><text:s/>free of database responsibilities.</text:span></text:p>
        </text:list-item>
      </text:list>
      <text:p text:style-name="P73">auth_gate.dart</text:p>
      <text:list text:style-name="LFO5" text:continue-numbering="true">
        <text:list-item>
          <text:p text:style-name="P74">Listens to AuthService.authState stream.</text:p>
        </text:list-item>
        <text:list-item>
          <text:p text:style-name="P75">Shows:</text:p>
          <text:soft-page-break/>
          <text:list text:continue-numbering="true">
            <text:list-item>
              <text:p text:style-name="P76">SignInPage if user == null.</text:p>
            </text:list-item>
            <text:list-item>
              <text:p text:style-name="P77">HomePage if user is authenticated.</text:p>
            </text:list-item>
          </text:list>
        </text:list-item>
        <text:list-item>
          <text:p text:style-name="P78">Triggers AuthRepository.initUserProfileIfNeeded(user) after login.</text:p>
        </text:list-item>
      </text:list>
      <text:p text:style-name="P79">sign_in_page.dart</text:p>
      <text:list text:style-name="LFO6" text:continue-numbering="true">
        <text:list-item>
          <text:p text:style-name="P80">Simple UI:</text:p>
          <text:list text:continue-numbering="true">
            <text:list-item>
              <text:p text:style-name="P81">Email/password form.</text:p>
            </text:list-item>
            <text:list-item>
              <text:p text:style-name="P82">Google Sign-In button.</text:p>
            </text:list-item>
          </text:list>
        </text:list-item>
        <text:list-item>
          <text:p text:style-name="P83">Delegates logic to AuthService.</text:p>
        </text:list-item>
      </text:list>
      <text:p text:style-name="Standard"><draw:custom-shape svg:x="0in" svg:y="0in" svg:width="45.51042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84">4. Flows</text:p>
      <text:p text:style-name="P85">4.1. Email + Password</text:p>
      <text:list text:style-name="LFO7" text:continue-numbering="true">
        <text:list-item>
          <text:p text:style-name="P86">User enters email/password.</text:p>
        </text:list-item>
        <text:list-item>
          <text:p text:style-name="P87">AuthService.signInWithEmail tries to sign in.</text:p>
          <text:list text:continue-numbering="true">
            <text:list-item>
              <text:p text:style-name="P88">If user-not-found, creates new account.</text:p>
            </text:list-item>
          </text:list>
        </text:list-item>
        <text:list-item>
          <text:p text:style-name="P89">FirebaseAuth emits User → triggers AuthGate.</text:p>
        </text:list-item>
        <text:list-item>
          <text:p text:style-name="P90">AuthRepository.initUserProfileIfNeeded creates profile &amp; seeds checklists.</text:p>
        </text:list-item>
        <text:list-item>
          <text:p text:style-name="P91">User is routed to HomePage.</text:p>
        </text:list-item>
      </text:list>
      <text:p text:style-name="P92">4.2. Google Sign-In</text:p>
      <text:list text:style-name="LFO8" text:continue-numbering="true">
        <text:list-item>
          <text:p text:style-name="P93"><text:span text:style-name="T94">User taps<text:s/></text:span><text:span text:style-name="T95">Sign in with Google</text:span><text:span text:style-name="T96">.</text:span></text:p>
        </text:list-item>
        <text:list-item>
          <text:p text:style-name="P97">GoogleSignIn returns Google credentials.</text:p>
        </text:list-item>
        <text:list-item>
          <text:p text:style-name="P98">FirebaseAuth.signInWithCredential authenticates.</text:p>
        </text:list-item>
        <text:list-item>
          <text:p text:style-name="P99">AuthGate observes signed-in user.</text:p>
        </text:list-item>
        <text:list-item>
          <text:p text:style-name="P100">Repository seeds profile/checklists if needed.</text:p>
        </text:list-item>
      </text:list>
      <text:p text:style-name="P101">4.3. Sign-Out</text:p>
      <text:list text:style-name="LFO9" text:continue-numbering="true">
        <text:list-item>
          <text:p text:style-name="P102"><text:span text:style-name="T103">User taps<text:s/></text:span><text:span text:style-name="T104">Log out</text:span><text:span text:style-name="T105"><text:s/>in UI (from HomePage).</text:span></text:p>
        </text:list-item>
        <text:list-item>
          <text:p text:style-name="P106">Calls AuthService.signOut().</text:p>
        </text:list-item>
        <text:list-item>
          <text:p text:style-name="P107">FirebaseAuth emits null → AuthGate rebuilds → shows SignInPage.</text:p>
        </text:list-item>
      </text:list>
      <text:p text:style-name="Standard"><draw:custom-shape svg:x="0in" svg:y="0in" svg:width="45.5104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108">5. Testing Strategy</text:p>
      <text:soft-page-break/>
      <text:p text:style-name="P109">Unit Tests</text:p>
      <text:list text:style-name="LFO10" text:continue-numbering="true">
        <text:list-item>
          <text:p text:style-name="P110"><text:span text:style-name="T111">AuthService</text:span></text:p>
          <text:list text:continue-numbering="true">
            <text:list-item>
              <text:p text:style-name="P112">Mock FirebaseAuth &amp; GoogleSignIn.</text:p>
            </text:list-item>
            <text:list-item>
              <text:p text:style-name="P113">Verify:</text:p>
              <text:list text:continue-numbering="true">
                <text:list-item>
                  <text:p text:style-name="P114">Successful email sign-in.</text:p>
                </text:list-item>
                <text:list-item>
                  <text:p text:style-name="P115">Account creation when not found.</text:p>
                </text:list-item>
                <text:list-item>
                  <text:p text:style-name="P116">Google sign-in flow.</text:p>
                </text:list-item>
                <text:list-item>
                  <text:p text:style-name="P117">Sign-out clears both Firebase &amp; Google sessions.</text:p>
                </text:list-item>
              </text:list>
            </text:list-item>
          </text:list>
        </text:list-item>
        <text:list-item>
          <text:p text:style-name="P118"><text:span text:style-name="T119">AuthRepository</text:span></text:p>
          <text:list text:continue-numbering="true">
            <text:list-item>
              <text:p text:style-name="P120">Mock Firestore.</text:p>
            </text:list-item>
            <text:list-item>
              <text:p text:style-name="P121">Verify:</text:p>
              <text:list text:continue-numbering="true">
                <text:list-item>
                  <text:p text:style-name="P122">New users trigger profile + checklists creation.</text:p>
                </text:list-item>
                <text:list-item>
                  <text:p text:style-name="P123">Existing users are not overwritten.</text:p>
                </text:list-item>
              </text:list>
            </text:list-item>
          </text:list>
        </text:list-item>
      </text:list>
      <text:p text:style-name="P124">Widget Tests</text:p>
      <text:list text:style-name="LFO11" text:continue-numbering="true">
        <text:list-item>
          <text:p text:style-name="P125"><text:span text:style-name="T126">AuthGate</text:span></text:p>
          <text:list text:continue-numbering="true">
            <text:list-item>
              <text:p text:style-name="P127">Inject<text:s/><text:span text:style-name="T128">FakeAuthService</text:span>:</text:p>
              <text:list text:continue-numbering="true">
                <text:list-item>
                  <text:p text:style-name="P129">Stream.value(null) → shows SignInPage.</text:p>
                </text:list-item>
                <text:list-item>
                  <text:p text:style-name="P130">Stream.value(User) → shows HomePage.</text:p>
                </text:list-item>
              </text:list>
            </text:list-item>
          </text:list>
        </text:list-item>
        <text:list-item>
          <text:p text:style-name="P131"><text:span text:style-name="T132">SignInPage</text:span></text:p>
          <text:list text:continue-numbering="true">
            <text:list-item>
              <text:p text:style-name="P133">Ensure tapping sign-in buttons calls correct AuthService methods.</text:p>
            </text:list-item>
          </text:list>
        </text:list-item>
      </text:list>
      <text:p text:style-name="P134">Integration Tests</text:p>
      <text:list text:style-name="LFO12" text:continue-numbering="true">
        <text:list-item>
          <text:p text:style-name="P135">Optional, run against Firebase emulator.</text:p>
        </text:list-item>
        <text:list-item>
          <text:p text:style-name="P136">Covers end-to-end login flow.</text:p>
        </text:list-item>
      </text:list>
      <text:p text:style-name="Standard"><draw:custom-shape svg:x="0in" svg:y="0in" svg:width="45.5104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137">6. Dependencies</text:p>
      <text:list text:style-name="LFO13" text:continue-numbering="true">
        <text:list-item>
          <text:p text:style-name="P138">firebase_core</text:p>
        </text:list-item>
        <text:list-item>
          <text:p text:style-name="P139">firebase_auth</text:p>
        </text:list-item>
        <text:list-item>
          <text:p text:style-name="P140">google_sign_in</text:p>
        </text:list-item>
        <text:list-item>
          <text:p text:style-name="P141">cloud_firestore</text:p>
        </text:list-item>
      </text:list>
      <text:soft-page-break/>
      <text:p text:style-name="Standard"><draw:custom-shape svg:x="0in" svg:y="0in" svg:width="45.51042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142">7. Extensibility</text:p>
      <text:list text:style-name="LFO14" text:continue-numbering="true">
        <text:list-item>
          <text:p text:style-name="P143">Additional providers (e.g., Apple Sign-In) can be added by extending AuthService.</text:p>
        </text:list-item>
        <text:list-item>
          <text:p text:style-name="P144">Social login options can be surfaced in SignInPage without touching AuthGate.</text:p>
        </text:list-item>
        <text:list-item>
          <text:p text:style-name="P145">Profile enrichment (e.g., user roles, preferences) fits naturally in AuthRepository.</text:p>
        </text:list-item>
      </text:list>
      <text:p text:style-name="Standard"><draw:custom-shape svg:x="0in" svg:y="0in" svg:width="45.51042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146">✅</text:span><text:span text:style-name="T147"><text:s/>With this design, Auth is<text:s/></text:span><text:span text:style-name="T148">isolated, testable, and scalable</text:span><text:span text:style-name="T149">.</text:span></text:p>
      <text:p text:style-name="Standard"><text:span text:style-name="T150">🔄</text:span><text:span text:style-name="T151"><text:s/>Auth Feature — Sequence Diagrams</text:span></text:p>
      <text:p text:style-name="Standard"><draw:custom-shape svg:x="0in" svg:y="0in" svg:width="45.51042in" svg:height="0.00139in" draw:z-index="0" draw:id="id7" draw:style-name="a7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52">1. Email + Password Login Flow</text:p>
      <text:p text:style-name="P153">User -&gt; SignInPage: Enter email + password</text:p>
      <text:p text:style-name="P154">SignInPage -&gt; AuthService: signInWithEmail(email, password)</text:p>
      <text:p text:style-name="P155">AuthService -&gt; FirebaseAuth: signInWithEmailAndPassword</text:p>
      <text:p text:style-name="P156">alt user not found</text:p>
      <text:p text:style-name="P157"><text:s text:c="2"/>FirebaseAuth -&gt; AuthService: error "user-not-found"</text:p>
      <text:p text:style-name="P158"><text:s text:c="2"/>AuthService -&gt; FirebaseAuth: createUserWithEmailAndPassword</text:p>
      <text:p text:style-name="P159">end</text:p>
      <text:p text:style-name="P160">FirebaseAuth -&gt; AuthService: UserCredential</text:p>
      <text:p text:style-name="P161">AuthService -&gt; AuthGate: User</text:p>
      <text:p text:style-name="P162">AuthGate -&gt; AuthRepository: initUserProfileIfNeeded(User)</text:p>
      <text:p text:style-name="P163">AuthRepository -&gt; Firestore: create user doc + default checklists</text:p>
      <text:p text:style-name="P164">Firestore -&gt; AuthRepository: success</text:p>
      <text:p text:style-name="P165">AuthGate -&gt; HomePage: Navigate user</text:p>
      <text:p text:style-name="Standard"><text:span text:style-name="T166">➡</text:span><text:span text:style-name="T167">️</text:span><text:span text:style-name="T168"><text:s/></text:span><text:span text:style-name="T169">Explanation:</text:span><text:span text:style-name="T170"><text:line-break/>If no account exists, it auto-creates one. Firestore seeds a profile + default checklists before redirecting user to the home screen.</text:span></text:p>
      <text:p text:style-name="Standard"><draw:custom-shape svg:x="0in" svg:y="0in" svg:width="45.51042in" svg:height="0.00139in" draw:z-index="0" draw:id="id8" draw:style-name="a8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71">2. Google Sign-In Flow</text:p>
      <text:p text:style-name="P172">User -&gt; SignInPage: Tap "Sign in with Google"</text:p>
      <text:soft-page-break/>
      <text:p text:style-name="P173">SignInPage -&gt; AuthService: signInWithGoogle()</text:p>
      <text:p text:style-name="P174">AuthService -&gt; GoogleSignIn: signIn()</text:p>
      <text:p text:style-name="P175">GoogleSignIn -&gt; AuthService: GoogleSignInAccount</text:p>
      <text:p text:style-name="P176">AuthService -&gt; FirebaseAuth: signInWithCredential(googleToken)</text:p>
      <text:p text:style-name="P177">FirebaseAuth -&gt; AuthService: UserCredential</text:p>
      <text:p text:style-name="P178">AuthService -&gt; AuthGate: User</text:p>
      <text:p text:style-name="P179">AuthGate -&gt; AuthRepository: initUserProfileIfNeeded(User)</text:p>
      <text:p text:style-name="P180">AuthRepository -&gt; Firestore: create user doc + default checklists (if new)</text:p>
      <text:p text:style-name="P181">Firestore -&gt; AuthRepository: success</text:p>
      <text:p text:style-name="P182">AuthGate -&gt; HomePage: Navigate user</text:p>
      <text:p text:style-name="Standard"><text:span text:style-name="T183">➡</text:span><text:span text:style-name="T184">️</text:span><text:span text:style-name="T185"><text:s/></text:span><text:span text:style-name="T186">Explanation:</text:span><text:span text:style-name="T187"><text:line-break/>Google provides tokens → Firebase verifies → Firestore initializes profile if first login → User is routed to HomePage.</text:span></text:p>
      <text:p text:style-name="Standard"><draw:custom-shape svg:x="0in" svg:y="0in" svg:width="45.51042in" svg:height="0.00139in" draw:z-index="0" draw:id="id9" draw:style-name="a9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188">3. Sign-Out Flow</text:p>
      <text:p text:style-name="P189">User -&gt; HomePage: Tap "Log out"</text:p>
      <text:p text:style-name="P190">HomePage -&gt; AuthService: signOut()</text:p>
      <text:p text:style-name="P191">AuthService -&gt; FirebaseAuth: signOut()</text:p>
      <text:p text:style-name="P192">AuthService -&gt; GoogleSignIn: signOut()</text:p>
      <text:p text:style-name="P193">FirebaseAuth -&gt; AuthService: success</text:p>
      <text:p text:style-name="P194">GoogleSignIn -&gt; AuthService: success</text:p>
      <text:p text:style-name="P195">AuthService -&gt; AuthGate: authState = null</text:p>
      <text:p text:style-name="P196">AuthGate -&gt; SignInPage: Show sign-in UI</text:p>
      <text:p text:style-name="Standard"><text:span text:style-name="T197">➡</text:span><text:span text:style-name="T198">️</text:span><text:span text:style-name="T199"><text:s/></text:span><text:span text:style-name="T200">Explanation:</text:span><text:span text:style-name="T201"><text:line-break/>Both Firebase and Google sessions are cleared. AuthGate detects authState = null and rebuilds → user sees SignInPage.</text:span></text:p>
      <text:p text:style-name="Standard"><draw:custom-shape svg:x="0in" svg:y="0in" svg:width="45.51042in" svg:height="0.00139in" draw:z-index="0" draw:id="id10" draw:style-name="a10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02">🔑</text:span><text:span text:style-name="T203"><text:s/>Key Takeaways</text:span></text:p>
      <text:list text:style-name="LFO15" text:continue-numbering="true">
        <text:list-item>
          <text:p text:style-name="P204"><text:span text:style-name="T205">AuthService</text:span><text:span text:style-name="T206"><text:s/>isolates Firebase &amp; Google SDK usage.</text:span></text:p>
        </text:list-item>
        <text:list-item>
          <text:p text:style-name="P207"><text:span text:style-name="T208">AuthGate</text:span><text:span text:style-name="T209"><text:s/>is the “switchboard” between auth state and UI.</text:span></text:p>
        </text:list-item>
        <text:list-item>
          <text:p text:style-name="P210"><text:span text:style-name="T211">AuthRepository</text:span><text:span text:style-name="T212"><text:s/>guarantees Firestore consistency without bloating the service layer.</text:span></text:p>
        </text:list-item>
        <text:list-item>
          <text:p text:style-name="P213"><text:span text:style-name="T214">Each flow has clear start/end points, making it easy to<text:s/></text:span><text:span text:style-name="T215">unit test</text:span><text:span text:style-name="T216"><text:s/>with mocks.</text:span></text:p>
        </text:list-item>
      </text:list>
      <text:p text:style-name="Standard"><text:span text:style-name="T217">🛠</text:span><text:span text:style-name="T218"><text:s/>Developer Checklist — Auth Feature</text:span></text:p>
      <text:p text:style-name="Standard"><draw:custom-shape svg:x="0in" svg:y="0in" svg:width="45.51042in" svg:height="0.00139in" draw:z-index="0" draw:id="id11" draw:style-name="a11" draw:name="Horizontal Line 143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19">✅</text:span><text:span text:style-name="T220"><text:s/>Step 1: Setup &amp; Configuration</text:span></text:p>
      <text:list text:style-name="LFO16" text:continue-numbering="true">
        <text:list-item>
          <text:p text:style-name="P221">Add required dependencies in pubspec.yaml</text:p>
          <text:list text:continue-numbering="true">
            <text:list-item>
              <text:p text:style-name="P222">firebase_core</text:p>
            </text:list-item>
            <text:list-item>
              <text:p text:style-name="P223">firebase_auth</text:p>
            </text:list-item>
            <text:list-item>
              <text:p text:style-name="P224">cloud_firestore</text:p>
            </text:list-item>
            <text:list-item>
              <text:p text:style-name="P225">google_sign_in</text:p>
            </text:list-item>
            <text:list-item>
              <text:p text:style-name="P226">(Optional) flutter_riverpod or provider for state management</text:p>
            </text:list-item>
          </text:list>
        </text:list-item>
        <text:list-item>
          <text:p text:style-name="P227">Configure Firebase for Android &amp; iOS</text:p>
          <text:list text:continue-numbering="true">
            <text:list-item>
              <text:p text:style-name="P228">Place google-services.json (Android) &amp; GoogleService-Info.plist (iOS)</text:p>
            </text:list-item>
            <text:list-item>
              <text:p text:style-name="P229">Update android/app/build.gradle &amp; ios/Runner/Info.plist</text:p>
            </text:list-item>
          </text:list>
        </text:list-item>
        <text:list-item>
          <text:p text:style-name="P230">Initialize Firebase in main.dart</text:p>
        </text:list-item>
        <text:list-item>
          <text:p text:style-name="P231">void main() async {</text:p>
        </text:list-item>
        <text:list-item>
          <text:p text:style-name="P232"><text:s text:c="2"/>WidgetsFlutterBinding.ensureInitialized();</text:p>
        </text:list-item>
        <text:list-item>
          <text:p text:style-name="P233"><text:s text:c="2"/>await Firebase.initializeApp();</text:p>
        </text:list-item>
        <text:list-item>
          <text:p text:style-name="P234"><text:s text:c="2"/>runApp(const MyApp());</text:p>
        </text:list-item>
        <text:list-item>
          <text:p text:style-name="P235">}</text:p>
        </text:list-item>
      </text:list>
      <text:p text:style-name="Standard"><draw:custom-shape svg:x="0in" svg:y="0in" svg:width="45.51042in" svg:height="0.00139in" draw:z-index="0" draw:id="id12" draw:style-name="a12" draw:name="Horizontal Line 144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36">✅</text:span><text:span text:style-name="T237"><text:s/>Step 2: Create AuthService</text:span></text:p>
      <text:list text:style-name="LFO17" text:continue-numbering="true">
        <text:list-item>
          <text:p text:style-name="P238">File: lib/features/auth/auth_service.dart</text:p>
        </text:list-item>
        <text:list-item>
          <text:p text:style-name="P239">Methods:</text:p>
          <text:list text:continue-numbering="true">
            <text:list-item>
              <text:p text:style-name="P240">Future&lt;User?&gt; signInWithEmail(String email, String password)</text:p>
            </text:list-item>
            <text:list-item>
              <text:p text:style-name="P241">Future&lt;User?&gt; signInWithGoogle()</text:p>
            </text:list-item>
            <text:list-item>
              <text:p text:style-name="P242">Future&lt;void&gt; signOut()</text:p>
            </text:list-item>
            <text:list-item>
              <text:p text:style-name="P243">Getter: Stream&lt;User?&gt; authStateChanges</text:p>
            </text:list-item>
          </text:list>
        </text:list-item>
      </text:list>
      <text:soft-page-break/>
      <text:p text:style-name="Standard"><text:span text:style-name="T244">⚡</text:span><text:s/>Uses: FirebaseAuth, GoogleSignIn</text:p>
      <text:p text:style-name="Standard"><draw:custom-shape svg:x="0in" svg:y="0in" svg:width="45.51042in" svg:height="0.00139in" draw:z-index="0" draw:id="id13" draw:style-name="a13" draw:name="Horizontal Line 14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45">✅</text:span><text:span text:style-name="T246"><text:s/>Step 3: Create AuthRepository</text:span></text:p>
      <text:list text:style-name="LFO18" text:continue-numbering="true">
        <text:list-item>
          <text:p text:style-name="P247">File: lib/features/auth/auth_repository.dart</text:p>
        </text:list-item>
        <text:list-item>
          <text:p text:style-name="P248">Methods:</text:p>
          <text:list text:continue-numbering="true">
            <text:list-item>
              <text:p text:style-name="P249">Future&lt;void&gt; initUserProfileIfNeeded(User user)</text:p>
            </text:list-item>
            <text:list-item>
              <text:p text:style-name="P250">Store user doc in Firestore (users/{uid})</text:p>
            </text:list-item>
            <text:list-item>
              <text:p text:style-name="P251"><text:span text:style-name="T252">Seed<text:s/></text:span><text:span text:style-name="T253">default checklist flows</text:span><text:span text:style-name="T254"><text:s/>if new user</text:span></text:p>
            </text:list-item>
          </text:list>
        </text:list-item>
      </text:list>
      <text:p text:style-name="Standard"><text:span text:style-name="T255">⚡</text:span><text:s/>Uses: FirebaseFirestore</text:p>
      <text:p text:style-name="Standard"><draw:custom-shape svg:x="0in" svg:y="0in" svg:width="45.51042in" svg:height="0.00139in" draw:z-index="0" draw:id="id14" draw:style-name="a14" draw:name="Horizontal Line 14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56">✅</text:span><text:span text:style-name="T257"><text:s/>Step 4: Build AuthGate</text:span></text:p>
      <text:list text:style-name="LFO19" text:continue-numbering="true">
        <text:list-item>
          <text:p text:style-name="P258">File: lib/features/auth/auth_gate.dart</text:p>
        </text:list-item>
        <text:list-item>
          <text:p text:style-name="P259">Widget:</text:p>
          <text:list text:continue-numbering="true">
            <text:list-item>
              <text:p text:style-name="P260">Listens to AuthService.authStateChanges</text:p>
            </text:list-item>
            <text:list-item>
              <text:p text:style-name="P261">If user = null → show SignInPage</text:p>
            </text:list-item>
            <text:list-item>
              <text:p text:style-name="P262">Else → call AuthRepository.initUserProfileIfNeeded → show HomePage</text:p>
            </text:list-item>
          </text:list>
        </text:list-item>
      </text:list>
      <text:p text:style-name="Standard"><text:span text:style-name="T263">⚡</text:span><text:s/>Uses: StreamBuilder</text:p>
      <text:p text:style-name="Standard"><draw:custom-shape svg:x="0in" svg:y="0in" svg:width="45.51042in" svg:height="0.00139in" draw:z-index="0" draw:id="id15" draw:style-name="a15" draw:name="Horizontal Line 14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64">✅</text:span><text:span text:style-name="T265"><text:s/>Step 5: Build SignInPage</text:span></text:p>
      <text:list text:style-name="LFO20" text:continue-numbering="true">
        <text:list-item>
          <text:p text:style-name="P266">File: lib/features/auth/sign_in_page.dart</text:p>
        </text:list-item>
        <text:list-item>
          <text:p text:style-name="P267">UI:</text:p>
          <text:list text:continue-numbering="true">
            <text:list-item>
              <text:p text:style-name="P268">TextFields: Email + Password</text:p>
            </text:list-item>
            <text:list-item>
              <text:p text:style-name="P269">Button: “Sign in / Register” → calls AuthService.signInWithEmail</text:p>
            </text:list-item>
            <text:list-item>
              <text:p text:style-name="P270">Divider + Google button → calls AuthService.signInWithGoogle</text:p>
            </text:list-item>
          </text:list>
        </text:list-item>
      </text:list>
      <text:p text:style-name="Standard"><draw:custom-shape svg:x="0in" svg:y="0in" svg:width="45.51042in" svg:height="0.00139in" draw:z-index="0" draw:id="id16" draw:style-name="a16" draw:name="Horizontal Line 14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71">✅</text:span><text:span text:style-name="T272"><text:s/>Step 6: Build SignOut Button</text:span></text:p>
      <text:list text:style-name="LFO21" text:continue-numbering="true">
        <text:list-item>
          <text:p text:style-name="P273">Place in HomePage or ProfilePage</text:p>
        </text:list-item>
        <text:list-item>
          <text:p text:style-name="P274">Calls AuthService.signOut()</text:p>
        </text:list-item>
      </text:list>
      <text:soft-page-break/>
      <text:p text:style-name="Standard"><draw:custom-shape svg:x="0in" svg:y="0in" svg:width="45.51042in" svg:height="0.00139in" draw:z-index="0" draw:id="id17" draw:style-name="a17" draw:name="Horizontal Line 14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75">✅</text:span><text:span text:style-name="T276"><text:s/>Step 7: Testing</text:span></text:p>
      <text:p text:style-name="Standard"><text:span text:style-name="T277">🔹</text:span><text:span text:style-name="T278"><text:s/>Unit Tests</text:span></text:p>
      <text:list text:style-name="LFO22" text:continue-numbering="true">
        <text:list-item>
          <text:p text:style-name="P279">Mock FirebaseAuth &amp; GoogleSignIn using mocktail or mockito</text:p>
        </text:list-item>
        <text:list-item>
          <text:p text:style-name="P280">Test AuthService login/signup/signout</text:p>
        </text:list-item>
        <text:list-item>
          <text:p text:style-name="P281">Test AuthRepository profile initialization</text:p>
        </text:list-item>
      </text:list>
      <text:p text:style-name="Standard"><text:span text:style-name="T282">🔹</text:span><text:span text:style-name="T283"><text:s/>Widget Tests</text:span></text:p>
      <text:list text:style-name="LFO23" text:continue-numbering="true">
        <text:list-item>
          <text:p text:style-name="P284">auth_gate_test.dart:</text:p>
          <text:list text:continue-numbering="true">
            <text:list-item>
              <text:p text:style-name="P285">No user → shows SignInPage</text:p>
            </text:list-item>
            <text:list-item>
              <text:p text:style-name="P286">With user → shows HomePage</text:p>
            </text:list-item>
          </text:list>
        </text:list-item>
        <text:list-item>
          <text:p text:style-name="P287">sign_in_page_test.dart:</text:p>
          <text:list text:continue-numbering="true">
            <text:list-item>
              <text:p text:style-name="P288">Enter email → calls signInWithEmail</text:p>
            </text:list-item>
            <text:list-item>
              <text:p text:style-name="P289">Tap Google button → calls signInWithGoogle</text:p>
            </text:list-item>
          </text:list>
        </text:list-item>
      </text:list>
      <text:p text:style-name="Standard"><text:span text:style-name="T290">⚠</text:span><text:span text:style-name="T291">️</text:span><text:span text:style-name="T292"><text:s/>For widget tests: use<text:s/></text:span><text:span text:style-name="T293">Firebase mocks</text:span><text:span text:style-name="T294"><text:s/>(via firebase_auth_mocks) or wrap Firebase calls in an abstraction so you can replace them with fake services during testing.</text:span></text:p>
      <text:p text:style-name="Standard"><draw:custom-shape svg:x="0in" svg:y="0in" svg:width="45.51042in" svg:height="0.00139in" draw:z-index="0" draw:id="id18" draw:style-name="a18" draw:name="Horizontal Line 15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95">✅</text:span><text:span text:style-name="T296"><text:s/>Step 8: Run &amp; Verify</text:span></text:p>
      <text:list text:style-name="LFO24" text:continue-numbering="true">
        <text:list-item>
          <text:p text:style-name="P297">Run flutter test (all unit &amp; widget tests should pass)</text:p>
        </text:list-item>
        <text:list-item>
          <text:p text:style-name="P298">Run flutter run → try login/signup → Firestore should contain new user docs with default checklists.</text:p>
        </text:list-item>
      </text:list>
      <text:p text:style-name="Standard"><draw:custom-shape svg:x="0in" svg:y="0in" svg:width="45.51042in" svg:height="0.00139in" draw:z-index="0" draw:id="id19" draw:style-name="a19" draw:name="Horizontal Line 151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299">🔑</text:span><text:span text:style-name="T300"><text:s/>Deliverables</text:span></text:p>
      <text:list text:style-name="LFO25" text:continue-numbering="true">
        <text:list-item>
          <text:p text:style-name="P301"><text:span text:style-name="T302">Working<text:s/></text:span><text:span text:style-name="T303">Auth flow (Email + Google)</text:span></text:p>
        </text:list-item>
        <text:list-item>
          <text:p text:style-name="P304">Firestore user profile auto-initialized</text:p>
        </text:list-item>
        <text:list-item>
          <text:p text:style-name="P305">Auth tests (unit + widget)</text:p>
        </text:list-item>
        <text:list-item>
          <text:p text:style-name="P306"><text:span text:style-name="T307">Clean separation of<text:s/></text:span><text:span text:style-name="T308">Service → Repository → UI</text:span></text:p>
        </text:list-item>
      </text:list>
      <text:p text:style-name="Standard"><text:span text:style-name="T309">📂</text:span><text:span text:style-name="T310"><text:s/>File Structure (Auth Feature Only)</text:span></text:p>
      <text:p text:style-name="P311">lib/</text:p>
      <text:p text:style-name="P312"><text:s/>└── features/</text:p>
      <text:soft-page-break/>
      <text:p text:style-name="P313"><text:s text:c="6"/>└── auth/</text:p>
      <text:p text:style-name="Standard"><text:span text:style-name="T314"><text:s text:c="11"/></text:span><text:span text:style-name="T315">├</text:span><text:span text:style-name="T316">──</text:span><text:span text:style-name="T317"><text:s/>auth_service.dart</text:span></text:p>
      <text:p text:style-name="Standard"><text:span text:style-name="T318"><text:s text:c="11"/></text:span><text:span text:style-name="T319">├</text:span><text:span text:style-name="T320">──</text:span><text:span text:style-name="T321"><text:s/>auth_repository.dart</text:span></text:p>
      <text:p text:style-name="Standard"><text:span text:style-name="T322"><text:s text:c="11"/></text:span><text:span text:style-name="T323">├</text:span><text:span text:style-name="T324">──</text:span><text:span text:style-name="T325"><text:s/>auth_gate.dart</text:span></text:p>
      <text:p text:style-name="Standard"><text:span text:style-name="T326"><text:s text:c="11"/></text:span><text:span text:style-name="T327">├</text:span><text:span text:style-name="T328">──</text:span><text:span text:style-name="T329"><text:s/>sign_in_page.dart</text:span></text:p>
      <text:p text:style-name="P330"><text:s text:c="11"/>└── widgets/</text:p>
      <text:p text:style-name="Standard"><text:span text:style-name="T331"><text:s text:c="16"/></text:span>└── sign_in_button.dart</text:p>
      <text:p text:style-name="Standard"><draw:custom-shape svg:x="0in" svg:y="0in" svg:width="45.51042in" svg:height="0.00139in" draw:z-index="0" draw:id="id20" draw:style-name="a20" draw:name="Horizontal Line 19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332">🔹</text:span><text:span text:style-name="T333"><text:s/>auth_service.dart</text:span></text:p>
      <text:p text:style-name="P334">import 'package:firebase_auth/firebase_auth.dart';</text:p>
      <text:p text:style-name="P335">import 'package:google_sign_in/google_sign_in.dart';</text:p>
      <text:p text:style-name="P336"/>
      <text:p text:style-name="P337">class AuthService {</text:p>
      <text:p text:style-name="P338"><text:s text:c="2"/>final FirebaseAuth _auth = FirebaseAuth.instance;</text:p>
      <text:p text:style-name="P339"/>
      <text:p text:style-name="P340"><text:s text:c="2"/>Stream&lt;User?&gt; get authStateChanges =&gt; _auth.authStateChanges();</text:p>
      <text:p text:style-name="P341"/>
      <text:p text:style-name="P342"><text:s text:c="2"/>Future&lt;User?&gt; signInWithEmail(String email, String password) async {</text:p>
      <text:p text:style-name="P343"><text:s text:c="4"/>// TODO: implement sign in</text:p>
      <text:p text:style-name="P344"><text:s text:c="4"/>return null;</text:p>
      <text:p text:style-name="P345"><text:s text:c="2"/>}</text:p>
      <text:p text:style-name="P346"/>
      <text:p text:style-name="P347"><text:s text:c="2"/>Future&lt;User?&gt; registerWithEmail(String email, String password) async {</text:p>
      <text:p text:style-name="P348"><text:s text:c="4"/>// TODO: implement register</text:p>
      <text:p text:style-name="P349"><text:s text:c="4"/>return null;</text:p>
      <text:p text:style-name="P350"><text:s text:c="2"/>}</text:p>
      <text:p text:style-name="P351"/>
      <text:p text:style-name="P352"><text:s text:c="2"/>Future&lt;User?&gt; signInWithGoogle() async {</text:p>
      <text:soft-page-break/>
      <text:p text:style-name="P353"><text:s text:c="4"/>// TODO: implement google sign in</text:p>
      <text:p text:style-name="P354"><text:s text:c="4"/>return null;</text:p>
      <text:p text:style-name="P355"><text:s text:c="2"/>}</text:p>
      <text:p text:style-name="P356"/>
      <text:p text:style-name="P357"><text:s text:c="2"/>Future&lt;void&gt; signOut() async {</text:p>
      <text:p text:style-name="Standard"><text:span text:style-name="T358"><text:s text:c="4"/></text:span>// TODO: implement sign out</text:p>
      <text:p text:style-name="Standard"><text:s text:c="2"/>}</text:p>
      <text:p text:style-name="Standard">}</text:p>
      <text:p text:style-name="Standard"><draw:custom-shape svg:x="0in" svg:y="0in" svg:width="45.51042in" svg:height="0.00139in" draw:z-index="0" draw:id="id21" draw:style-name="a21" draw:name="Horizontal Line 19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359">🔹</text:span><text:span text:style-name="T360"><text:s/>auth_repository.dart</text:span></text:p>
      <text:p text:style-name="P361">import 'package:cloud_firestore/cloud_firestore.dart';</text:p>
      <text:p text:style-name="P362">import 'package:firebase_auth/firebase_auth.dart';</text:p>
      <text:p text:style-name="P363"/>
      <text:p text:style-name="P364">class AuthRepository {</text:p>
      <text:p text:style-name="P365"><text:s text:c="2"/>final FirebaseFirestore _firestore = FirebaseFirestore.instance;</text:p>
      <text:p text:style-name="P366"/>
      <text:p text:style-name="P367"><text:s text:c="2"/>Future&lt;void&gt; initUserProfileIfNeeded(User user) async {</text:p>
      <text:p text:style-name="P368"><text:s text:c="4"/>final userRef = _firestore.collection('users').doc(user.uid);</text:p>
      <text:p text:style-name="P369"/>
      <text:p text:style-name="P370"><text:s text:c="4"/>final snapshot = await userRef.get();</text:p>
      <text:p text:style-name="P371"><text:s text:c="4"/>if (!snapshot.exists) {</text:p>
      <text:p text:style-name="P372"><text:s text:c="6"/>// TODO: create user profile with default values</text:p>
      <text:p text:style-name="P373"><text:s text:c="6"/>await userRef.set({</text:p>
      <text:p text:style-name="P374"><text:s text:c="8"/>'uid': user.uid,</text:p>
      <text:p text:style-name="P375"><text:s text:c="8"/>'email': user.email,</text:p>
      <text:p text:style-name="P376"><text:s text:c="8"/>'createdAt': FieldValue.serverTimestamp(),</text:p>
      <text:p text:style-name="P377"><text:s text:c="6"/>});</text:p>
      <text:p text:style-name="P378"/>
      <text:soft-page-break/>
      <text:p text:style-name="P379"><text:s text:c="6"/>// TODO: Seed default checklist flows here</text:p>
      <text:p text:style-name="Standard"><text:span text:style-name="T380"><text:s text:c="4"/></text:span>}</text:p>
      <text:p text:style-name="Standard"><text:s text:c="2"/>}</text:p>
      <text:p text:style-name="Standard">}</text:p>
      <text:p text:style-name="Standard"><draw:custom-shape svg:x="0in" svg:y="0in" svg:width="45.51042in" svg:height="0.00139in" draw:z-index="0" draw:id="id22" draw:style-name="a22" draw:name="Horizontal Line 19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381">🔹</text:span><text:span text:style-name="T382"><text:s/>auth_gate.dart</text:span></text:p>
      <text:p text:style-name="P383">import 'package:flutter/material.dart';</text:p>
      <text:p text:style-name="P384">import 'package:firebase_auth/firebase_auth.dart';</text:p>
      <text:p text:style-name="P385"/>
      <text:p text:style-name="P386">import 'auth_service.dart';</text:p>
      <text:p text:style-name="P387">import 'auth_repository.dart';</text:p>
      <text:p text:style-name="P388">import 'sign_in_page.dart';</text:p>
      <text:p text:style-name="P389"/>
      <text:p text:style-name="P390">class AuthGate extends StatefulWidget {</text:p>
      <text:p text:style-name="P391"><text:s text:c="2"/>const AuthGate({super.key});</text:p>
      <text:p text:style-name="P392"/>
      <text:p text:style-name="P393"><text:s text:c="2"/>@override</text:p>
      <text:p text:style-name="P394"><text:s text:c="2"/>State&lt;AuthGate&gt; createState() =&gt; _AuthGateState();</text:p>
      <text:p text:style-name="P395">}</text:p>
      <text:p text:style-name="P396"/>
      <text:p text:style-name="P397">class _AuthGateState extends State&lt;AuthGate&gt; {</text:p>
      <text:p text:style-name="P398"><text:s text:c="2"/>final _authService = AuthService();</text:p>
      <text:p text:style-name="P399"><text:s text:c="2"/>final _authRepository = AuthRepository();</text:p>
      <text:p text:style-name="P400"/>
      <text:p text:style-name="P401"><text:s text:c="2"/>@override</text:p>
      <text:p text:style-name="P402"><text:s text:c="2"/>Widget build(BuildContext context) {</text:p>
      <text:p text:style-name="P403"><text:s text:c="4"/>return StreamBuilder&lt;User?&gt;(</text:p>
      <text:p text:style-name="P404"><text:s text:c="6"/>stream: _authService.authStateChanges,</text:p>
      <text:soft-page-break/>
      <text:p text:style-name="P405"><text:s text:c="6"/>builder: (context, snapshot) {</text:p>
      <text:p text:style-name="P406"><text:s text:c="8"/>if (snapshot.connectionState == ConnectionState.waiting) {</text:p>
      <text:p text:style-name="P407"><text:s text:c="10"/>return const Center(child: CircularProgressIndicator());</text:p>
      <text:p text:style-name="P408"><text:s text:c="8"/>}</text:p>
      <text:p text:style-name="P409"/>
      <text:p text:style-name="P410"><text:s text:c="8"/>final user = snapshot.data;</text:p>
      <text:p text:style-name="P411"><text:s text:c="8"/>if (user == null) {</text:p>
      <text:p text:style-name="P412"><text:s text:c="10"/>return const SignInPage();</text:p>
      <text:p text:style-name="P413"><text:s text:c="8"/>} else {</text:p>
      <text:p text:style-name="P414"><text:s text:c="10"/>_authRepository.initUserProfileIfNeeded(user);</text:p>
      <text:p text:style-name="P415"><text:s text:c="10"/>return const Placeholder(); // TODO: replace with HomePage</text:p>
      <text:p text:style-name="Standard"><text:span text:style-name="T416"><text:s text:c="8"/></text:span>}</text:p>
      <text:p text:style-name="Standard"><text:s text:c="6"/>},</text:p>
      <text:p text:style-name="Standard"><text:s text:c="4"/>);</text:p>
      <text:p text:style-name="Standard"><text:s text:c="2"/>}</text:p>
      <text:p text:style-name="Standard">}</text:p>
      <text:p text:style-name="Standard"><draw:custom-shape svg:x="0in" svg:y="0in" svg:width="45.51042in" svg:height="0.00139in" draw:z-index="0" draw:id="id23" draw:style-name="a23" draw:name="Horizontal Line 20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417">🔹</text:span><text:span text:style-name="T418"><text:s/>sign_in_page.dart</text:span></text:p>
      <text:p text:style-name="P419">import 'package:flutter/material.dart';</text:p>
      <text:p text:style-name="P420">import 'auth_service.dart';</text:p>
      <text:p text:style-name="P421">import 'widgets/sign_in_button.dart';</text:p>
      <text:p text:style-name="P422"/>
      <text:p text:style-name="P423">class SignInPage extends StatefulWidget {</text:p>
      <text:p text:style-name="P424"><text:s text:c="2"/>const SignInPage({super.key});</text:p>
      <text:p text:style-name="P425"/>
      <text:p text:style-name="P426"><text:s text:c="2"/>@override</text:p>
      <text:p text:style-name="P427"><text:s text:c="2"/>State&lt;SignInPage&gt; createState() =&gt; _SignInPageState();</text:p>
      <text:p text:style-name="P428">}</text:p>
      <text:p text:style-name="P429"/>
      <text:p text:style-name="P430">class _SignInPageState extends State&lt;SignInPage&gt; {</text:p>
      <text:p text:style-name="P431"><text:s text:c="2"/>final _authService = AuthService();</text:p>
      <text:p text:style-name="P432"><text:s text:c="2"/>final _emailController = TextEditingController();</text:p>
      <text:p text:style-name="P433"><text:s text:c="2"/>final _passwordController = TextEditingController();</text:p>
      <text:p text:style-name="P434"/>
      <text:p text:style-name="P435"><text:s text:c="2"/>@override</text:p>
      <text:p text:style-name="P436"><text:s text:c="2"/>Widget build(BuildContext context) {</text:p>
      <text:p text:style-name="P437"><text:s text:c="4"/>return Scaffold(</text:p>
      <text:p text:style-name="P438"><text:s text:c="6"/>appBar: AppBar(title: const Text('Sign In')),</text:p>
      <text:p text:style-name="P439"><text:s text:c="6"/>body: Padding(</text:p>
      <text:p text:style-name="P440"><text:s text:c="8"/>padding: const EdgeInsets.all(16.0),</text:p>
      <text:p text:style-name="P441"><text:s text:c="8"/>child: Column(</text:p>
      <text:p text:style-name="P442"><text:s text:c="10"/>children: [</text:p>
      <text:p text:style-name="P443"><text:s text:c="12"/>TextField(</text:p>
      <text:p text:style-name="P444"><text:s text:c="14"/>controller: _emailController,</text:p>
      <text:p text:style-name="P445"><text:s text:c="14"/>decoration: const InputDecoration(labelText: 'Email'),</text:p>
      <text:p text:style-name="P446"><text:s text:c="12"/>),</text:p>
      <text:p text:style-name="P447"><text:s text:c="12"/>TextField(</text:p>
      <text:p text:style-name="P448"><text:s text:c="14"/>controller: _passwordController,</text:p>
      <text:p text:style-name="P449"><text:s text:c="14"/>obscureText: true,</text:p>
      <text:p text:style-name="P450"><text:s text:c="14"/>decoration: const InputDecoration(labelText: 'Password'),</text:p>
      <text:p text:style-name="P451"><text:s text:c="12"/>),</text:p>
      <text:p text:style-name="P452"><text:s text:c="12"/>const SizedBox(height: 16),</text:p>
      <text:p text:style-name="P453"><text:s text:c="12"/>ElevatedButton(</text:p>
      <text:p text:style-name="P454"><text:s text:c="14"/>onPressed: () async {</text:p>
      <text:p text:style-name="P455"><text:s text:c="16"/>// TODO: sign in with email</text:p>
      <text:p text:style-name="P456"><text:s text:c="14"/>},</text:p>
      <text:p text:style-name="P457"><text:s text:c="14"/>child: const Text('Sign in'),</text:p>
      <text:soft-page-break/>
      <text:p text:style-name="P458"><text:s text:c="12"/>),</text:p>
      <text:p text:style-name="P459"><text:s text:c="12"/>const SizedBox(height: 16),</text:p>
      <text:p text:style-name="P460"><text:s text:c="12"/>SignInButton(</text:p>
      <text:p text:style-name="P461"><text:s text:c="14"/>text: 'Sign in with Google',</text:p>
      <text:p text:style-name="P462"><text:s text:c="14"/>onPressed: () async {</text:p>
      <text:p text:style-name="P463"><text:s text:c="16"/>// TODO: google sign in</text:p>
      <text:p text:style-name="Standard"><text:span text:style-name="T464"><text:s text:c="14"/></text:span>},</text:p>
      <text:p text:style-name="Standard"><text:s text:c="12"/>),</text:p>
      <text:p text:style-name="Standard"><text:s text:c="10"/>],</text:p>
      <text:p text:style-name="Standard"><text:s text:c="8"/>),</text:p>
      <text:p text:style-name="Standard"><text:s text:c="6"/>),</text:p>
      <text:p text:style-name="Standard"><text:s text:c="4"/>);</text:p>
      <text:p text:style-name="Standard"><text:s text:c="2"/>}</text:p>
      <text:p text:style-name="Standard">}</text:p>
      <text:p text:style-name="Standard"><draw:custom-shape svg:x="0in" svg:y="0in" svg:width="45.51042in" svg:height="0.00139in" draw:z-index="0" draw:id="id24" draw:style-name="a24" draw:name="Horizontal Line 201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465">🔹</text:span><text:span text:style-name="T466"><text:s/>widgets/sign_in_button.dart</text:span></text:p>
      <text:p text:style-name="P467">import 'package:flutter/material.dart';</text:p>
      <text:p text:style-name="P468"/>
      <text:p text:style-name="P469">class SignInButton extends StatelessWidget {</text:p>
      <text:p text:style-name="P470"><text:s text:c="2"/>final String text;</text:p>
      <text:p text:style-name="P471"><text:s text:c="2"/>final VoidCallback onPressed;</text:p>
      <text:p text:style-name="P472"/>
      <text:p text:style-name="P473"><text:s text:c="2"/>const SignInButton({</text:p>
      <text:p text:style-name="P474"><text:s text:c="4"/>super.key,</text:p>
      <text:p text:style-name="P475"><text:s text:c="4"/>required this.text,</text:p>
      <text:p text:style-name="Standard"><text:span text:style-name="T476"><text:s text:c="4"/></text:span>required this.onPressed,</text:p>
      <text:p text:style-name="Standard"><text:s text:c="2"/>});</text:p>
      <text:p text:style-name="Standard"/>
      <text:soft-page-break/>
      <text:p text:style-name="Standard"><text:s text:c="2"/><text:span text:style-name="T477">@override</text:span></text:p>
      <text:p text:style-name="P478"><text:s text:c="2"/>Widget build(BuildContext context) {</text:p>
      <text:p text:style-name="P479"><text:s text:c="4"/>return OutlinedButton(</text:p>
      <text:p text:style-name="P480"><text:s text:c="6"/>onPressed: onPressed,</text:p>
      <text:p text:style-name="P481"><text:s text:c="6"/>child: Text(text),</text:p>
      <text:p text:style-name="Standard"><text:span text:style-name="T482"><text:s text:c="4"/></text:span>);</text:p>
      <text:p text:style-name="Standard"><text:s text:c="2"/>}</text:p>
      <text:p text:style-name="Standard">}</text:p>
      <text:p text:style-name="Standard"><draw:custom-shape svg:x="0in" svg:y="0in" svg:width="45.51042in" svg:height="0.00139in" draw:z-index="0" draw:id="id25" draw:style-name="a25" draw:name="Horizontal Line 202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483">✅</text:span><text:span text:style-name="T484"><text:s/>Next Steps</text:span></text:p>
      <text:list text:style-name="LFO26" text:continue-numbering="true">
        <text:list-item>
          <text:p text:style-name="P485">Copy these stubs into your project.</text:p>
        </text:list-item>
        <text:list-item>
          <text:p text:style-name="P486"><text:span text:style-name="T487">Run flutter run → should show<text:s/></text:span><text:span text:style-name="T488">Sign In Page</text:span><text:span text:style-name="T489"><text:s/>(no auth logic yet).</text:span></text:p>
        </text:list-item>
        <text:list-item>
          <text:p text:style-name="P490"><text:span text:style-name="T491">Start filling in the TODOs in<text:s/></text:span><text:span text:style-name="T492">AuthService</text:span><text:span text:style-name="T493"><text:s/>→ Email/Google login.</text:span></text:p>
        </text:list-item>
        <text:list-item>
          <text:p text:style-name="P494"><text:span text:style-name="T495">Implement Firestore profile setup in<text:s/></text:span><text:span text:style-name="T496">AuthRepository</text:span><text:span text:style-name="T497">.</text:span></text:p>
        </text:list-item>
        <text:list-item>
          <text:p text:style-name="P498"><text:span text:style-name="T499">Replace Placeholder() in AuthGate with your actual<text:s/></text:span><text:span text:style-name="T500">HomePage</text:span><text:span text:style-name="T501">.</text:span></text:p>
        </text:list-item>
      </text:list>
      <text:p text:style-name="P502"/>
      <text:p text:style-name="P503"/>
      <text:p text:style-name="Standard"><text:span text:style-name="T504">🔹</text:span><text:span text:style-name="T505"><text:s/>Strategy</text:span></text:p>
      <text:list text:style-name="LFO27" text:continue-numbering="true">
        <text:list-item>
          <text:p text:style-name="P506"><text:span text:style-name="T507">Use<text:s/></text:span><text:a xlink:href="https://pub.dev/packages/firebase_auth_mocks?utm_source=chatgpt.com" office:target-frame-name="_new" xlink:show="replace"><text:span text:style-name="T508">firebase_auth_mocks</text:span></text:a><text:span text:style-name="T509"><text:s/>(safe, maintained).</text:span></text:p>
        </text:list-item>
        <text:list-item>
          <text:p text:style-name="P510">Replace real FirebaseAuth with MockFirebaseAuth inside tests.</text:p>
        </text:list-item>
        <text:list-item>
          <text:p text:style-name="P511">Provide FakeUser objects instead of real Google/Email sign-ins.</text:p>
        </text:list-item>
        <text:list-item>
          <text:p text:style-name="P512">Mock Firestore if needed with fake_cloud_firestore.</text:p>
        </text:list-item>
      </text:list>
      <text:p text:style-name="Standard"><draw:custom-shape svg:x="0in" svg:y="0in" svg:width="45.51042in" svg:height="0.00139in" draw:z-index="0" draw:id="id26" draw:style-name="a26" draw:name="Horizontal Line 245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13">📂</text:span><text:span text:style-name="T514"><text:s/>Test Setup Files</text:span></text:p>
      <text:p text:style-name="P515">test/</text:p>
      <text:p text:style-name="P516"><text:s/>└── features/</text:p>
      <text:p text:style-name="P517"><text:s text:c="6"/>└── auth/</text:p>
      <text:p text:style-name="Standard"><text:span text:style-name="T518"><text:s text:c="11"/></text:span><text:span text:style-name="T519">├</text:span><text:span text:style-name="T520">──</text:span><text:span text:style-name="T521"><text:s/>auth_gate_test.dart</text:span></text:p>
      <text:soft-page-break/>
      <text:p text:style-name="Standard"><text:span text:style-name="T522"><text:s text:c="11"/></text:span><text:span text:style-name="T523">├</text:span><text:span text:style-name="T524">──</text:span><text:span text:style-name="T525"><text:s/>sign_in_page_test.dart</text:span></text:p>
      <text:p text:style-name="P526"><text:s text:c="11"/>└── test_utils.dart <text:s text:c="2"/>&lt;-- mock setup goes here</text:p>
      <text:p text:style-name="Standard"><draw:custom-shape svg:x="0in" svg:y="0in" svg:width="45.51042in" svg:height="0.00139in" draw:z-index="0" draw:id="id27" draw:style-name="a27" draw:name="Horizontal Line 246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27">🔹</text:span><text:span text:style-name="T528"><text:s/>test_utils.dart</text:span></text:p>
      <text:p text:style-name="P529">import 'package:firebase_auth_mocks/firebase_auth_mocks.dart';</text:p>
      <text:p text:style-name="P530">import 'package:fake_cloud_firestore/fake_cloud_firestore.dart';</text:p>
      <text:p text:style-name="P531">import 'package:firebase_auth/firebase_auth.dart';</text:p>
      <text:p text:style-name="P532"/>
      <text:p text:style-name="P533">// Provides reusable test doubles</text:p>
      <text:p text:style-name="P534">class TestUtils {</text:p>
      <text:p text:style-name="P535"><text:s text:c="2"/>static MockFirebaseAuth mockAuth({bool signedIn = false}) {</text:p>
      <text:p text:style-name="P536"><text:s text:c="4"/>final mockUser = MockUser(</text:p>
      <text:p text:style-name="P537"><text:s text:c="6"/>isAnonymous: false,</text:p>
      <text:p text:style-name="P538"><text:s text:c="6"/>uid: 'test_uid',</text:p>
      <text:p text:style-name="P539"><text:s text:c="6"/>email: 'test@example.com',</text:p>
      <text:p text:style-name="P540"><text:s text:c="6"/>displayName: 'Test User',</text:p>
      <text:p text:style-name="P541"><text:s text:c="4"/>);</text:p>
      <text:p text:style-name="P542"/>
      <text:p text:style-name="P543"><text:s text:c="4"/>return MockFirebaseAuth(mockUser: mockUser, signedIn: signedIn);</text:p>
      <text:p text:style-name="P544"><text:s text:c="2"/>}</text:p>
      <text:p text:style-name="P545"/>
      <text:p text:style-name="P546"><text:s text:c="2"/>static FakeFirebaseFirestore mockFirestore() {</text:p>
      <text:p text:style-name="P547"><text:s text:c="4"/>return FakeFirebaseFirestore();</text:p>
      <text:p text:style-name="Standard"><text:span text:style-name="T548"><text:s text:c="2"/></text:span>}</text:p>
      <text:p text:style-name="Standard">}</text:p>
      <text:p text:style-name="Standard"><draw:custom-shape svg:x="0in" svg:y="0in" svg:width="45.51042in" svg:height="0.00139in" draw:z-index="0" draw:id="id28" draw:style-name="a28" draw:name="Horizontal Line 247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49">🔹</text:span><text:span text:style-name="T550"><text:s/>Example: auth_gate_test.dart</text:span></text:p>
      <text:p text:style-name="P551">import 'package:flutter/material.dart';</text:p>
      <text:soft-page-break/>
      <text:p text:style-name="P552">import 'package:flutter_test/flutter_test.dart';</text:p>
      <text:p text:style-name="P553">import 'package:firebase_auth/firebase_auth.dart';</text:p>
      <text:p text:style-name="P554"/>
      <text:p text:style-name="P555">import 'package:mygermanfreund/features/auth/auth_gate.dart';</text:p>
      <text:p text:style-name="P556">import 'package:mygermanfreund/features/auth/sign_in_page.dart';</text:p>
      <text:p text:style-name="P557">import 'test_utils.dart';</text:p>
      <text:p text:style-name="P558"/>
      <text:p text:style-name="P559">void main() {</text:p>
      <text:p text:style-name="P560"><text:s text:c="2"/>testWidgets('shows SignInPage when no user', (WidgetTester tester) async {</text:p>
      <text:p text:style-name="P561"><text:s text:c="4"/>// Arrange: mock FirebaseAuth without signed-in user</text:p>
      <text:p text:style-name="P562"><text:s text:c="4"/>final mockAuth = TestUtils.mockAuth(signedIn: false);</text:p>
      <text:p text:style-name="P563"/>
      <text:p text:style-name="P564"><text:s text:c="4"/>// Replace FirebaseAuth.instance in AuthService with mockAuth</text:p>
      <text:p text:style-name="P565"><text:s text:c="4"/>// For now, we can simulate by injecting via InheritedWidget or refactor later</text:p>
      <text:p text:style-name="P566"/>
      <text:p text:style-name="P567"><text:s text:c="4"/>await tester.pumpWidget(</text:p>
      <text:p text:style-name="P568"><text:s text:c="6"/>const MaterialApp(home: AuthGate()),</text:p>
      <text:p text:style-name="P569"><text:s text:c="4"/>);</text:p>
      <text:p text:style-name="P570"/>
      <text:p text:style-name="P571"><text:s text:c="4"/>// Act: rebuild widgets</text:p>
      <text:p text:style-name="P572"><text:s text:c="4"/>await tester.pumpAndSettle();</text:p>
      <text:p text:style-name="P573"/>
      <text:p text:style-name="P574"><text:s text:c="4"/>// Assert</text:p>
      <text:p text:style-name="P575"><text:s text:c="4"/>expect(find.byType(SignInPage), findsOneWidget);</text:p>
      <text:p text:style-name="P576"><text:s text:c="2"/>});</text:p>
      <text:p text:style-name="P577"/>
      <text:p text:style-name="P578"><text:s text:c="2"/>testWidgets('shows HomePage when user signed in', (WidgetTester tester) async {</text:p>
      <text:p text:style-name="P579"><text:s text:c="4"/>// Arrange: mock FirebaseAuth with signed-in user</text:p>
      <text:p text:style-name="P580"><text:s text:c="4"/>final mockAuth = TestUtils.mockAuth(signedIn: true);</text:p>
      <text:p text:style-name="P581"/>
      <text:p text:style-name="P582"><text:s text:c="4"/>await tester.pumpWidget(</text:p>
      <text:p text:style-name="P583"><text:s text:c="6"/>const MaterialApp(home: AuthGate()),</text:p>
      <text:p text:style-name="P584"><text:s text:c="4"/>);</text:p>
      <text:p text:style-name="P585"/>
      <text:p text:style-name="P586"><text:s text:c="4"/>await tester.pumpAndSettle();</text:p>
      <text:p text:style-name="P587"/>
      <text:p text:style-name="P588"><text:s text:c="4"/>// Assert: placeholder for HomePage</text:p>
      <text:p text:style-name="P589"><text:s text:c="4"/>expect(find.byType(Placeholder), findsOneWidget);</text:p>
      <text:p text:style-name="Standard"><text:span text:style-name="T590"><text:s text:c="2"/></text:span>});</text:p>
      <text:p text:style-name="Standard">}</text:p>
      <text:p text:style-name="Standard"><draw:custom-shape svg:x="0in" svg:y="0in" svg:width="45.51042in" svg:height="0.00139in" draw:z-index="0" draw:id="id29" draw:style-name="a29" draw:name="Horizontal Line 248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591">🔹</text:span><text:span text:style-name="T592"><text:s/>Example: sign_in_page_test.dart</text:span></text:p>
      <text:p text:style-name="P593">import 'package:flutter/material.dart';</text:p>
      <text:p text:style-name="P594">import 'package:flutter_test/flutter_test.dart';</text:p>
      <text:p text:style-name="P595">import 'package:mygermanfreund/features/auth/sign_in_page.dart';</text:p>
      <text:p text:style-name="P596"/>
      <text:p text:style-name="P597">void main() {</text:p>
      <text:p text:style-name="P598"><text:s text:c="2"/>testWidgets('renders email and password fields', (WidgetTester tester) async {</text:p>
      <text:p text:style-name="P599"><text:s text:c="4"/>await tester.pumpWidget(</text:p>
      <text:p text:style-name="P600"><text:s text:c="6"/>const MaterialApp(home: SignInPage()),</text:p>
      <text:p text:style-name="P601"><text:s text:c="4"/>);</text:p>
      <text:p text:style-name="P602"/>
      <text:p text:style-name="P603"><text:s text:c="4"/>expect(find.byType(TextField), findsNWidgets(2));</text:p>
      <text:p text:style-name="P604"><text:s text:c="4"/>expect(find.text('Sign in'), findsOneWidget);</text:p>
      <text:p text:style-name="P605"><text:s text:c="2"/>});</text:p>
      <text:p text:style-name="P606"/>
      <text:p text:style-name="P607"><text:s text:c="2"/>testWidgets('renders Google sign in button', (WidgetTester tester) async {</text:p>
      <text:soft-page-break/>
      <text:p text:style-name="P608"><text:s text:c="4"/>await tester.pumpWidget(</text:p>
      <text:p text:style-name="P609"><text:s text:c="6"/>const MaterialApp(home: SignInPage()),</text:p>
      <text:p text:style-name="P610"><text:s text:c="4"/>);</text:p>
      <text:p text:style-name="P611"/>
      <text:p text:style-name="P612"><text:s text:c="4"/>expect(find.text('Sign in with Google'), findsOneWidget);</text:p>
      <text:p text:style-name="Standard"><text:span text:style-name="T613"><text:s text:c="2"/></text:span>});</text:p>
      <text:p text:style-name="Standard">}</text:p>
      <text:p text:style-name="Standard"><draw:custom-shape svg:x="0in" svg:y="0in" svg:width="45.51042in" svg:height="0.00139in" draw:z-index="0" draw:id="id30" draw:style-name="a30" draw:name="Horizontal Line 249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14">🔹</text:span><text:span text:style-name="T615"><text:s/>pubspec.yaml (add test dependencies)</text:span></text:p>
      <text:p text:style-name="P616">dev_dependencies:</text:p>
      <text:p text:style-name="P617"><text:s text:c="2"/>flutter_test:</text:p>
      <text:p text:style-name="P618"><text:s text:c="4"/>sdk: flutter</text:p>
      <text:p text:style-name="P619"><text:s text:c="2"/>flutter_lints: ^5.0.0</text:p>
      <text:p text:style-name="P620"/>
      <text:p text:style-name="Standard"><text:span text:style-name="T621"><text:s text:c="2"/>#<text:s/></text:span><text:span text:style-name="T622">🔥</text:span><text:span text:style-name="T623"><text:s/>Firebase mocks</text:span></text:p>
      <text:p text:style-name="P624"><text:s text:c="2"/>firebase_auth_mocks: ^0.13.0</text:p>
      <text:p text:style-name="P625"><text:s text:c="2"/>fake_cloud_firestore: ^2.4.1</text:p>
      <text:p text:style-name="P626">Run:</text:p>
      <text:p text:style-name="P627">flutter pub get</text:p>
      <text:p text:style-name="Standard"><draw:custom-shape svg:x="0in" svg:y="0in" svg:width="45.51042in" svg:height="0.00139in" draw:z-index="0" draw:id="id31" draw:style-name="a31" draw:name="Horizontal Line 250" text:anchor-type="as-char"><svg:title/><svg:desc/><draw:enhanced-geometry draw:type="non-primitive" svg:viewBox="0 0 21600 21600" draw:enhanced-path="M 0 0 L 21600 0 21600 21600 0 21600 Z N"/></draw:custom-shape></text:p>
      <text:p text:style-name="Standard"><text:span text:style-name="T628">✅</text:span><text:s/>With this setup:</text:p>
      <text:list text:style-name="LFO28" text:continue-numbering="true">
        <text:list-item>
          <text:p text:style-name="P629">flutter test → runs entirely with mocks (no Firebase backend).</text:p>
        </text:list-item>
        <text:list-item>
          <text:p text:style-name="P630">UI tests confirm AuthGate shows correct page based on auth state.</text:p>
        </text:list-item>
        <text:list-item>
          <text:p text:style-name="P631">sign_in_page_test.dart ensures UI elements render.</text:p>
        </text:list-item>
      </text:list>
      <text:p text:style-name="P6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ruthi Kondiparthy</meta:initial-creator>
    <dc:creator>Sruthi Kondiparthy</dc:creator>
    <meta:creation-date>2025-09-22T17:25:00Z</meta:creation-date>
    <dc:date>2025-09-22T17:50:00Z</dc:date>
    <meta:template xlink:href="Normal" xlink:type="simple"/>
    <meta:editing-cycles>1</meta:editing-cycles>
    <meta:editing-duration>PT0S</meta:editing-duration>
    <meta:document-statistic meta:page-count="20" meta:paragraph-count="34" meta:word-count="2340" meta:character-count="17051" meta:row-count="122" meta:non-whitespace-character-count="14745"/>
  </office:meta>
</office:document-meta>
</file>